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59.64pt"/>
    </style:style>
    <style:style style:name="co3" style:family="table-column">
      <style:table-column-properties fo:break-before="auto" style:column-width="65.85pt"/>
    </style:style>
    <style:style style:name="co4" style:family="table-column">
      <style:table-column-properties fo:break-before="auto" style:column-width="60.46pt"/>
    </style:style>
    <style:style style:name="co5" style:family="table-column">
      <style:table-column-properties fo:break-before="auto" style:column-width="55.05pt"/>
    </style:style>
    <style:style style:name="co6" style:family="table-column">
      <style:table-column-properties fo:break-before="auto" style:column-width="49.6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pt_data" table:style-name="ta1">
        <table:shapes>
          <draw:frame draw:z-index="0" draw:style-name="gr1" draw:text-style-name="P1" svg:width="262.94pt" svg:height="118.2pt" svg:x="995.75pt" svg:y="24.86pt">
            <loext:p draw:notify-on-update-of-ranges="opt_data.K3:opt_data.K3 opt_data.K4:opt_data.K11 opt_data.L3:opt_data.L3 opt_data.L4:opt_data.L11 opt_data.M3:opt_data.M3 opt_data.M4:opt_data.M11 opt_data.N3:opt_data.N3 opt_data.N4:opt_data.N11 opt_data.O3:opt_data.O3 opt_data.O4:opt_data.O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56.73pt" svg:height="119.71pt" svg:x="1003.52pt" svg:y="169.43pt">
            <loext:p draw:notify-on-update-of-ranges="opt_data.K14:opt_data.K14 opt_data.K15:opt_data.K22 opt_data.L14:opt_data.L14 opt_data.L15:opt_data.L22 opt_data.M14:opt_data.M14 opt_data.M15:opt_data.M22 opt_data.N14:opt_data.N14 opt_data.N15:opt_data.N22 opt_data.O14:opt_data.O14 opt_data.O15:opt_data.O2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53.62pt" svg:height="129.51pt" svg:x="1008.96pt" svg:y="309.46pt">
            <loext:p draw:notify-on-update-of-ranges="opt_data.K25:opt_data.K25 opt_data.K26:opt_data.K33 opt_data.L25:opt_data.L25 opt_data.L26:opt_data.L33 opt_data.M25:opt_data.M25 opt_data.M26:opt_data.M33 opt_data.N25:opt_data.N25 opt_data.N26:opt_data.N33 opt_data.O25:opt_data.O25 opt_data.O26:opt_data.O3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45.82pt" svg:height="125.74pt" svg:x="1012.88pt" svg:y="451.79pt">
            <loext:p draw:notify-on-update-of-ranges="opt_data.K36:opt_data.K36 opt_data.K37:opt_data.K44 opt_data.L36:opt_data.L36 opt_data.L37:opt_data.L44 opt_data.M36:opt_data.M36 opt_data.M37:opt_data.M44 opt_data.N36:opt_data.N36 opt_data.N37:opt_data.N44 opt_data.O36:opt_data.O36 opt_data.O37:opt_data.O4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43.5pt" svg:height="120.47pt" svg:x="1013.64pt" svg:y="595.59pt">
            <loext:p draw:notify-on-update-of-ranges="opt_data.K47:opt_data.K47 opt_data.K48:opt_data.K55 opt_data.L47:opt_data.L47 opt_data.L48:opt_data.L55 opt_data.M47:opt_data.M47 opt_data.M48:opt_data.M55 opt_data.N47:opt_data.N47 opt_data.N48:opt_data.N55 opt_data.O47:opt_data.O47 opt_data.O48:opt_data.O5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241.17pt" svg:height="134.02pt" svg:x="1019.08pt" svg:y="730.37pt">
            <loext:p draw:notify-on-update-of-ranges="opt_data.K58:opt_data.K58 opt_data.K59:opt_data.K66 opt_data.L58:opt_data.L58 opt_data.L59:opt_data.L66 opt_data.M58:opt_data.M58 opt_data.M59:opt_data.M66 opt_data.N58:opt_data.N58 opt_data.N59:opt_data.N66 opt_data.O58:opt_data.O58 opt_data.O59:opt_data.O6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mm_ij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imization level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string" calcext:value-type="string">
            <text:p>optimization level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</table:table-row>
        <table:table-row table:style-name="ro1">
          <table:table-cell office:value-type="string" calcext:value-type="string">
            <text:p>O0</text:p>
          </table:table-cell>
          <table:table-cell office:value-type="float" office:value="0.000001795" calcext:value-type="float">
            <text:p>1.795E-06</text:p>
          </table:table-cell>
          <table:table-cell office:value-type="float" office:value="0.000011871" calcext:value-type="float">
            <text:p>1.1871E-05</text:p>
          </table:table-cell>
          <table:table-cell office:value-type="float" office:value="0.000088968" calcext:value-type="float">
            <text:p>8.8968E-05</text:p>
          </table:table-cell>
          <table:table-cell office:value-type="float" office:value="0.000700458" calcext:value-type="float">
            <text:p>0.000700458</text:p>
          </table:table-cell>
          <table:table-cell office:value-type="float" office:value="0.00583236" calcext:value-type="float">
            <text:p>0.00583236</text:p>
          </table:table-cell>
          <table:table-cell office:value-type="float" office:value="0.0582603" calcext:value-type="float">
            <text:p>0.0582603</text:p>
          </table:table-cell>
          <table:table-cell office:value-type="float" office:value="0.536165" calcext:value-type="float">
            <text:p>0.536165</text:p>
          </table:table-cell>
          <table:table-cell office:value-type="float" office:value="7.15096" calcext:value-type="float">
            <text:p>7.1509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00001795" calcext:value-type="float">
            <text:p>1.795E-06</text:p>
          </table:table-cell>
          <table:table-cell office:value-type="float" office:value="0.000000444" calcext:value-type="float">
            <text:p>4.44E-07</text:p>
          </table:table-cell>
          <table:table-cell office:value-type="float" office:value="0.000000496" calcext:value-type="float">
            <text:p>4.96E-07</text:p>
          </table:table-cell>
          <table:table-cell office:value-type="float" office:value="0.000000865" calcext:value-type="float">
            <text:p>8.65E-07</text:p>
          </table:table-cell>
        </table:table-row>
        <table:table-row table:style-name="ro1">
          <table:table-cell office:value-type="string" calcext:value-type="string">
            <text:p>O1</text:p>
          </table:table-cell>
          <table:table-cell office:value-type="float" office:value="0.000000444" calcext:value-type="float">
            <text:p>4.44E-07</text:p>
          </table:table-cell>
          <table:table-cell office:value-type="float" office:value="0.000005557" calcext:value-type="float">
            <text:p>5.557E-06</text:p>
          </table:table-cell>
          <table:table-cell office:value-type="float" office:value="0.000020203" calcext:value-type="float">
            <text:p>2.0203E-05</text:p>
          </table:table-cell>
          <table:table-cell office:value-type="float" office:value="0.000199967" calcext:value-type="float">
            <text:p>0.000199967</text:p>
          </table:table-cell>
          <table:table-cell office:value-type="float" office:value="0.00165984" calcext:value-type="float">
            <text:p>0.00165984</text:p>
          </table:table-cell>
          <table:table-cell office:value-type="float" office:value="0.0180273" calcext:value-type="float">
            <text:p>0.0180273</text:p>
          </table:table-cell>
          <table:table-cell office:value-type="float" office:value="0.189999" calcext:value-type="float">
            <text:p>0.189999</text:p>
          </table:table-cell>
          <table:table-cell office:value-type="float" office:value="2.89133" calcext:value-type="float">
            <text:p>2.891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00011871" calcext:value-type="float">
            <text:p>1.1871E-05</text:p>
          </table:table-cell>
          <table:table-cell office:value-type="float" office:value="0.000005557" calcext:value-type="float">
            <text:p>5.557E-06</text:p>
          </table:table-cell>
          <table:table-cell office:value-type="float" office:value="0.00000289" calcext:value-type="float">
            <text:p>2.89E-06</text:p>
          </table:table-cell>
          <table:table-cell office:value-type="float" office:value="0.000002814" calcext:value-type="float">
            <text:p>2.814E-06</text:p>
          </table:table-cell>
        </table:table-row>
        <table:table-row table:style-name="ro1">
          <table:table-cell office:value-type="string" calcext:value-type="string">
            <text:p>O2</text:p>
          </table:table-cell>
          <table:table-cell office:value-type="float" office:value="0.000000496" calcext:value-type="float">
            <text:p>4.96E-07</text:p>
          </table:table-cell>
          <table:table-cell office:value-type="float" office:value="0.00000289" calcext:value-type="float">
            <text:p>2.89E-06</text:p>
          </table:table-cell>
          <table:table-cell office:value-type="float" office:value="0.000020945" calcext:value-type="float">
            <text:p>2.0945E-05</text:p>
          </table:table-cell>
          <table:table-cell office:value-type="float" office:value="0.000192319" calcext:value-type="float">
            <text:p>0.000192319</text:p>
          </table:table-cell>
          <table:table-cell office:value-type="float" office:value="0.00164658" calcext:value-type="float">
            <text:p>0.00164658</text:p>
          </table:table-cell>
          <table:table-cell office:value-type="float" office:value="0.0193272" calcext:value-type="float">
            <text:p>0.0193272</text:p>
          </table:table-cell>
          <table:table-cell office:value-type="float" office:value="0.189339" calcext:value-type="float">
            <text:p>0.189339</text:p>
          </table:table-cell>
          <table:table-cell office:value-type="float" office:value="4.0405" calcext:value-type="float">
            <text:p>4.040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000088968" calcext:value-type="float">
            <text:p>8.8968E-05</text:p>
          </table:table-cell>
          <table:table-cell office:value-type="float" office:value="0.000020203" calcext:value-type="float">
            <text:p>2.0203E-05</text:p>
          </table:table-cell>
          <table:table-cell office:value-type="float" office:value="0.000020945" calcext:value-type="float">
            <text:p>2.0945E-05</text:p>
          </table:table-cell>
          <table:table-cell office:value-type="float" office:value="0.000036941" calcext:value-type="float">
            <text:p>3.6941E-05</text:p>
          </table:table-cell>
        </table:table-row>
        <table:table-row table:style-name="ro1">
          <table:table-cell office:value-type="string" calcext:value-type="string">
            <text:p>O3</text:p>
          </table:table-cell>
          <table:table-cell office:value-type="float" office:value="0.000000865" calcext:value-type="float">
            <text:p>8.65E-07</text:p>
          </table:table-cell>
          <table:table-cell office:value-type="float" office:value="0.000002814" calcext:value-type="float">
            <text:p>2.814E-06</text:p>
          </table:table-cell>
          <table:table-cell office:value-type="float" office:value="0.000036941" calcext:value-type="float">
            <text:p>3.6941E-05</text:p>
          </table:table-cell>
          <table:table-cell office:value-type="float" office:value="0.000192209" calcext:value-type="float">
            <text:p>0.000192209</text:p>
          </table:table-cell>
          <table:table-cell office:value-type="float" office:value="0.00167841" calcext:value-type="float">
            <text:p>0.00167841</text:p>
          </table:table-cell>
          <table:table-cell office:value-type="float" office:value="0.0180028" calcext:value-type="float">
            <text:p>0.0180028</text:p>
          </table:table-cell>
          <table:table-cell office:value-type="float" office:value="0.189705" calcext:value-type="float">
            <text:p>0.189705</text:p>
          </table:table-cell>
          <table:table-cell office:value-type="float" office:value="2.89656" calcext:value-type="float">
            <text:p>2.8965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000700458" calcext:value-type="float">
            <text:p>0.000700458</text:p>
          </table:table-cell>
          <table:table-cell office:value-type="float" office:value="0.000199967" calcext:value-type="float">
            <text:p>0.000199967</text:p>
          </table:table-cell>
          <table:table-cell office:value-type="float" office:value="0.000192319" calcext:value-type="float">
            <text:p>0.000192319</text:p>
          </table:table-cell>
          <table:table-cell office:value-type="float" office:value="0.000192209" calcext:value-type="float">
            <text:p>0.000192209</text:p>
          </table:table-cell>
        </table:table-row>
        <table:table-row table:style-name="ro1">
          <table:table-cell table:number-columns-repeated="10"/>
          <table:table-cell office:value-type="float" office:value="128" calcext:value-type="float">
            <text:p>128</text:p>
          </table:table-cell>
          <table:table-cell office:value-type="float" office:value="0.00583236" calcext:value-type="float">
            <text:p>0.00583236</text:p>
          </table:table-cell>
          <table:table-cell office:value-type="float" office:value="0.00165984" calcext:value-type="float">
            <text:p>0.00165984</text:p>
          </table:table-cell>
          <table:table-cell office:value-type="float" office:value="0.00164658" calcext:value-type="float">
            <text:p>0.00164658</text:p>
          </table:table-cell>
          <table:table-cell office:value-type="float" office:value="0.00167841" calcext:value-type="float">
            <text:p>0.00167841</text:p>
          </table:table-cell>
        </table:table-row>
        <table:table-row table:style-name="ro1">
          <table:table-cell table:number-columns-repeated="10"/>
          <table:table-cell office:value-type="float" office:value="256" calcext:value-type="float">
            <text:p>256</text:p>
          </table:table-cell>
          <table:table-cell office:value-type="float" office:value="0.0582603" calcext:value-type="float">
            <text:p>0.0582603</text:p>
          </table:table-cell>
          <table:table-cell office:value-type="float" office:value="0.0180273" calcext:value-type="float">
            <text:p>0.0180273</text:p>
          </table:table-cell>
          <table:table-cell office:value-type="float" office:value="0.0193272" calcext:value-type="float">
            <text:p>0.0193272</text:p>
          </table:table-cell>
          <table:table-cell office:value-type="float" office:value="0.0180028" calcext:value-type="float">
            <text:p>0.0180028</text:p>
          </table:table-cell>
        </table:table-row>
        <table:table-row table:style-name="ro1">
          <table:table-cell table:number-columns-repeated="10"/>
          <table:table-cell office:value-type="float" office:value="512" calcext:value-type="float">
            <text:p>512</text:p>
          </table:table-cell>
          <table:table-cell office:value-type="float" office:value="0.536165" calcext:value-type="float">
            <text:p>0.536165</text:p>
          </table:table-cell>
          <table:table-cell office:value-type="float" office:value="0.189999" calcext:value-type="float">
            <text:p>0.189999</text:p>
          </table:table-cell>
          <table:table-cell office:value-type="float" office:value="0.189339" calcext:value-type="float">
            <text:p>0.189339</text:p>
          </table:table-cell>
          <table:table-cell office:value-type="float" office:value="0.189705" calcext:value-type="float">
            <text:p>0.189705</text:p>
          </table:table-cell>
        </table:table-row>
        <table:table-row table:style-name="ro1">
          <table:table-cell table:number-columns-repeated="10"/>
          <table:table-cell office:value-type="float" office:value="1024" calcext:value-type="float">
            <text:p>1024</text:p>
          </table:table-cell>
          <table:table-cell office:value-type="float" office:value="7.15096" calcext:value-type="float">
            <text:p>7.15096</text:p>
          </table:table-cell>
          <table:table-cell office:value-type="float" office:value="2.89133" calcext:value-type="float">
            <text:p>2.89133</text:p>
          </table:table-cell>
          <table:table-cell office:value-type="float" office:value="4.0405" calcext:value-type="float">
            <text:p>4.0405</text:p>
          </table:table-cell>
          <table:table-cell office:value-type="float" office:value="2.89656" calcext:value-type="float">
            <text:p>2.89656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mm_ijk_om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imization level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string" calcext:value-type="string">
            <text:p>optimization level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</table:table-row>
        <table:table-row table:style-name="ro1">
          <table:table-cell office:value-type="string" calcext:value-type="string">
            <text:p>O0</text:p>
          </table:table-cell>
          <table:table-cell office:value-type="float" office:value="0.000027399" calcext:value-type="float">
            <text:p>2.7399E-05</text:p>
          </table:table-cell>
          <table:table-cell office:value-type="float" office:value="0.000093109" calcext:value-type="float">
            <text:p>9.3109E-05</text:p>
          </table:table-cell>
          <table:table-cell office:value-type="float" office:value="0.000088884" calcext:value-type="float">
            <text:p>8.8884E-05</text:p>
          </table:table-cell>
          <table:table-cell office:value-type="float" office:value="0.000395382" calcext:value-type="float">
            <text:p>0.000395382</text:p>
          </table:table-cell>
          <table:table-cell office:value-type="float" office:value="0.00399259" calcext:value-type="float">
            <text:p>0.00399259</text:p>
          </table:table-cell>
          <table:table-cell office:value-type="float" office:value="0.0301537" calcext:value-type="float">
            <text:p>0.0301537</text:p>
          </table:table-cell>
          <table:table-cell office:value-type="float" office:value="0.245429" calcext:value-type="float">
            <text:p>0.245429</text:p>
          </table:table-cell>
          <table:table-cell office:value-type="float" office:value="2.57004" calcext:value-type="float">
            <text:p>2.5700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00027399" calcext:value-type="float">
            <text:p>2.7399E-05</text:p>
          </table:table-cell>
          <table:table-cell office:value-type="float" office:value="0.000031466" calcext:value-type="float">
            <text:p>3.1466E-05</text:p>
          </table:table-cell>
          <table:table-cell office:value-type="float" office:value="0.000046236" calcext:value-type="float">
            <text:p>4.6236E-05</text:p>
          </table:table-cell>
          <table:table-cell office:value-type="float" office:value="0.000054489" calcext:value-type="float">
            <text:p>5.4489E-05</text:p>
          </table:table-cell>
        </table:table-row>
        <table:table-row table:style-name="ro1">
          <table:table-cell office:value-type="string" calcext:value-type="string">
            <text:p>O1</text:p>
          </table:table-cell>
          <table:table-cell office:value-type="float" office:value="0.000031466" calcext:value-type="float">
            <text:p>3.1466E-05</text:p>
          </table:table-cell>
          <table:table-cell office:value-type="float" office:value="0.000040604" calcext:value-type="float">
            <text:p>4.0604E-05</text:p>
          </table:table-cell>
          <table:table-cell office:value-type="float" office:value="0.000048432" calcext:value-type="float">
            <text:p>4.8432E-05</text:p>
          </table:table-cell>
          <table:table-cell office:value-type="float" office:value="0.000110546" calcext:value-type="float">
            <text:p>0.000110546</text:p>
          </table:table-cell>
          <table:table-cell office:value-type="float" office:value="0.000773964" calcext:value-type="float">
            <text:p>0.000773964</text:p>
          </table:table-cell>
          <table:table-cell office:value-type="float" office:value="0.00730715" calcext:value-type="float">
            <text:p>0.00730715</text:p>
          </table:table-cell>
          <table:table-cell office:value-type="float" office:value="0.065392" calcext:value-type="float">
            <text:p>0.065392</text:p>
          </table:table-cell>
          <table:table-cell office:value-type="float" office:value="0.761031" calcext:value-type="float">
            <text:p>0.76103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00093109" calcext:value-type="float">
            <text:p>9.3109E-05</text:p>
          </table:table-cell>
          <table:table-cell office:value-type="float" office:value="0.000040604" calcext:value-type="float">
            <text:p>4.0604E-05</text:p>
          </table:table-cell>
          <table:table-cell office:value-type="float" office:value="0.000044007" calcext:value-type="float">
            <text:p>4.4007E-05</text:p>
          </table:table-cell>
          <table:table-cell office:value-type="float" office:value="0.000037776" calcext:value-type="float">
            <text:p>3.7776E-05</text:p>
          </table:table-cell>
        </table:table-row>
        <table:table-row table:style-name="ro1">
          <table:table-cell office:value-type="string" calcext:value-type="string">
            <text:p>O2</text:p>
          </table:table-cell>
          <table:table-cell office:value-type="float" office:value="0.000046236" calcext:value-type="float">
            <text:p>4.6236E-05</text:p>
          </table:table-cell>
          <table:table-cell office:value-type="float" office:value="0.000044007" calcext:value-type="float">
            <text:p>4.4007E-05</text:p>
          </table:table-cell>
          <table:table-cell office:value-type="float" office:value="0.000037972" calcext:value-type="float">
            <text:p>3.7972E-05</text:p>
          </table:table-cell>
          <table:table-cell office:value-type="float" office:value="0.000182599" calcext:value-type="float">
            <text:p>0.000182599</text:p>
          </table:table-cell>
          <table:table-cell office:value-type="float" office:value="0.000673892" calcext:value-type="float">
            <text:p>0.000673892</text:p>
          </table:table-cell>
          <table:table-cell office:value-type="float" office:value="0.00742378" calcext:value-type="float">
            <text:p>0.00742378</text:p>
          </table:table-cell>
          <table:table-cell office:value-type="float" office:value="0.0705287" calcext:value-type="float">
            <text:p>0.0705287</text:p>
          </table:table-cell>
          <table:table-cell office:value-type="float" office:value="0.818206" calcext:value-type="float">
            <text:p>0.81820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000088884" calcext:value-type="float">
            <text:p>8.8884E-05</text:p>
          </table:table-cell>
          <table:table-cell office:value-type="float" office:value="0.000048432" calcext:value-type="float">
            <text:p>4.8432E-05</text:p>
          </table:table-cell>
          <table:table-cell office:value-type="float" office:value="0.000037972" calcext:value-type="float">
            <text:p>3.7972E-05</text:p>
          </table:table-cell>
          <table:table-cell office:value-type="float" office:value="0.000040482" calcext:value-type="float">
            <text:p>4.0482E-05</text:p>
          </table:table-cell>
        </table:table-row>
        <table:table-row table:style-name="ro1">
          <table:table-cell office:value-type="string" calcext:value-type="string">
            <text:p>O3</text:p>
          </table:table-cell>
          <table:table-cell office:value-type="float" office:value="0.000054489" calcext:value-type="float">
            <text:p>5.4489E-05</text:p>
          </table:table-cell>
          <table:table-cell office:value-type="float" office:value="0.000037776" calcext:value-type="float">
            <text:p>3.7776E-05</text:p>
          </table:table-cell>
          <table:table-cell office:value-type="float" office:value="0.000040482" calcext:value-type="float">
            <text:p>4.0482E-05</text:p>
          </table:table-cell>
          <table:table-cell office:value-type="float" office:value="0.000146115" calcext:value-type="float">
            <text:p>0.000146115</text:p>
          </table:table-cell>
          <table:table-cell office:value-type="float" office:value="0.000663326" calcext:value-type="float">
            <text:p>0.000663326</text:p>
          </table:table-cell>
          <table:table-cell office:value-type="float" office:value="0.00861008" calcext:value-type="float">
            <text:p>0.00861008</text:p>
          </table:table-cell>
          <table:table-cell office:value-type="float" office:value="0.116723" calcext:value-type="float">
            <text:p>0.116723</text:p>
          </table:table-cell>
          <table:table-cell office:value-type="float" office:value="1.00855" calcext:value-type="float">
            <text:p>1.00855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000395382" calcext:value-type="float">
            <text:p>0.000395382</text:p>
          </table:table-cell>
          <table:table-cell office:value-type="float" office:value="0.000110546" calcext:value-type="float">
            <text:p>0.000110546</text:p>
          </table:table-cell>
          <table:table-cell office:value-type="float" office:value="0.000182599" calcext:value-type="float">
            <text:p>0.000182599</text:p>
          </table:table-cell>
          <table:table-cell office:value-type="float" office:value="0.000146115" calcext:value-type="float">
            <text:p>0.000146115</text:p>
          </table:table-cell>
        </table:table-row>
        <table:table-row table:style-name="ro1">
          <table:table-cell table:number-columns-repeated="10"/>
          <table:table-cell office:value-type="float" office:value="128" calcext:value-type="float">
            <text:p>128</text:p>
          </table:table-cell>
          <table:table-cell office:value-type="float" office:value="0.00399259" calcext:value-type="float">
            <text:p>0.00399259</text:p>
          </table:table-cell>
          <table:table-cell office:value-type="float" office:value="0.000773964" calcext:value-type="float">
            <text:p>0.000773964</text:p>
          </table:table-cell>
          <table:table-cell office:value-type="float" office:value="0.000673892" calcext:value-type="float">
            <text:p>0.000673892</text:p>
          </table:table-cell>
          <table:table-cell office:value-type="float" office:value="0.000663326" calcext:value-type="float">
            <text:p>0.000663326</text:p>
          </table:table-cell>
        </table:table-row>
        <table:table-row table:style-name="ro1">
          <table:table-cell table:number-columns-repeated="10"/>
          <table:table-cell office:value-type="float" office:value="256" calcext:value-type="float">
            <text:p>256</text:p>
          </table:table-cell>
          <table:table-cell office:value-type="float" office:value="0.0301537" calcext:value-type="float">
            <text:p>0.0301537</text:p>
          </table:table-cell>
          <table:table-cell office:value-type="float" office:value="0.00730715" calcext:value-type="float">
            <text:p>0.00730715</text:p>
          </table:table-cell>
          <table:table-cell office:value-type="float" office:value="0.00742378" calcext:value-type="float">
            <text:p>0.00742378</text:p>
          </table:table-cell>
          <table:table-cell office:value-type="float" office:value="0.00861008" calcext:value-type="float">
            <text:p>0.00861008</text:p>
          </table:table-cell>
        </table:table-row>
        <table:table-row table:style-name="ro1">
          <table:table-cell table:number-columns-repeated="10"/>
          <table:table-cell office:value-type="float" office:value="512" calcext:value-type="float">
            <text:p>512</text:p>
          </table:table-cell>
          <table:table-cell office:value-type="float" office:value="0.245429" calcext:value-type="float">
            <text:p>0.245429</text:p>
          </table:table-cell>
          <table:table-cell office:value-type="float" office:value="0.065392" calcext:value-type="float">
            <text:p>0.065392</text:p>
          </table:table-cell>
          <table:table-cell office:value-type="float" office:value="0.0705287" calcext:value-type="float">
            <text:p>0.0705287</text:p>
          </table:table-cell>
          <table:table-cell office:value-type="float" office:value="0.116723" calcext:value-type="float">
            <text:p>0.116723</text:p>
          </table:table-cell>
        </table:table-row>
        <table:table-row table:style-name="ro1">
          <table:table-cell table:number-columns-repeated="10"/>
          <table:table-cell office:value-type="float" office:value="1024" calcext:value-type="float">
            <text:p>1024</text:p>
          </table:table-cell>
          <table:table-cell office:value-type="float" office:value="2.57004" calcext:value-type="float">
            <text:p>2.57004</text:p>
          </table:table-cell>
          <table:table-cell office:value-type="float" office:value="0.761031" calcext:value-type="float">
            <text:p>0.761031</text:p>
          </table:table-cell>
          <table:table-cell office:value-type="float" office:value="0.818206" calcext:value-type="float">
            <text:p>0.818206</text:p>
          </table:table-cell>
          <table:table-cell office:value-type="float" office:value="1.00855" calcext:value-type="float">
            <text:p>1.00855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mm_bbkij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imization level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string" calcext:value-type="string">
            <text:p>optimization level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</table:table-row>
        <table:table-row table:style-name="ro1">
          <table:table-cell office:value-type="string" calcext:value-type="string">
            <text:p>O0</text:p>
          </table:table-cell>
          <table:table-cell office:value-type="float" office:value="0.000005667" calcext:value-type="float">
            <text:p>5.667E-06</text:p>
          </table:table-cell>
          <table:table-cell office:value-type="float" office:value="0.000022299" calcext:value-type="float">
            <text:p>2.2299E-05</text:p>
          </table:table-cell>
          <table:table-cell office:value-type="float" office:value="0.000135031" calcext:value-type="float">
            <text:p>0.000135031</text:p>
          </table:table-cell>
          <table:table-cell office:value-type="float" office:value="0.000952713" calcext:value-type="float">
            <text:p>0.000952713</text:p>
          </table:table-cell>
          <table:table-cell office:value-type="float" office:value="0.00737707" calcext:value-type="float">
            <text:p>0.00737707</text:p>
          </table:table-cell>
          <table:table-cell office:value-type="float" office:value="0.0571032" calcext:value-type="float">
            <text:p>0.0571032</text:p>
          </table:table-cell>
          <table:table-cell office:value-type="float" office:value="0.453473" calcext:value-type="float">
            <text:p>0.453473</text:p>
          </table:table-cell>
          <table:table-cell office:value-type="float" office:value="3.62805" calcext:value-type="float">
            <text:p>3.6280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00005667" calcext:value-type="float">
            <text:p>5.667E-06</text:p>
          </table:table-cell>
          <table:table-cell office:value-type="float" office:value="0.000001933" calcext:value-type="float">
            <text:p>1.933E-06</text:p>
          </table:table-cell>
          <table:table-cell office:value-type="float" office:value="0.000000938" calcext:value-type="float">
            <text:p>9.38E-07</text:p>
          </table:table-cell>
          <table:table-cell office:value-type="float" office:value="0.000000608" calcext:value-type="float">
            <text:p>6.08E-07</text:p>
          </table:table-cell>
        </table:table-row>
        <table:table-row table:style-name="ro1">
          <table:table-cell office:value-type="string" calcext:value-type="string">
            <text:p>O1</text:p>
          </table:table-cell>
          <table:table-cell office:value-type="float" office:value="0.000001933" calcext:value-type="float">
            <text:p>1.933E-06</text:p>
          </table:table-cell>
          <table:table-cell office:value-type="float" office:value="0.000006433" calcext:value-type="float">
            <text:p>6.433E-06</text:p>
          </table:table-cell>
          <table:table-cell office:value-type="float" office:value="0.000035821" calcext:value-type="float">
            <text:p>3.5821E-05</text:p>
          </table:table-cell>
          <table:table-cell office:value-type="float" office:value="0.000246743" calcext:value-type="float">
            <text:p>0.000246743</text:p>
          </table:table-cell>
          <table:table-cell office:value-type="float" office:value="0.00194943" calcext:value-type="float">
            <text:p>0.00194943</text:p>
          </table:table-cell>
          <table:table-cell office:value-type="float" office:value="0.0148661" calcext:value-type="float">
            <text:p>0.0148661</text:p>
          </table:table-cell>
          <table:table-cell office:value-type="float" office:value="0.119678" calcext:value-type="float">
            <text:p>0.119678</text:p>
          </table:table-cell>
          <table:table-cell office:value-type="float" office:value="0.938099" calcext:value-type="float">
            <text:p>0.93809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00022299" calcext:value-type="float">
            <text:p>2.2299E-05</text:p>
          </table:table-cell>
          <table:table-cell office:value-type="float" office:value="0.000006433" calcext:value-type="float">
            <text:p>6.433E-06</text:p>
          </table:table-cell>
          <table:table-cell office:value-type="float" office:value="0.000004948" calcext:value-type="float">
            <text:p>4.948E-06</text:p>
          </table:table-cell>
          <table:table-cell office:value-type="float" office:value="0.000002645" calcext:value-type="float">
            <text:p>2.645E-06</text:p>
          </table:table-cell>
        </table:table-row>
        <table:table-row table:style-name="ro1">
          <table:table-cell office:value-type="string" calcext:value-type="string">
            <text:p>O2</text:p>
          </table:table-cell>
          <table:table-cell office:value-type="float" office:value="0.000000938" calcext:value-type="float">
            <text:p>9.38E-07</text:p>
          </table:table-cell>
          <table:table-cell office:value-type="float" office:value="0.000004948" calcext:value-type="float">
            <text:p>4.948E-06</text:p>
          </table:table-cell>
          <table:table-cell office:value-type="float" office:value="0.00002647" calcext:value-type="float">
            <text:p>2.647E-05</text:p>
          </table:table-cell>
          <table:table-cell office:value-type="float" office:value="0.000166979" calcext:value-type="float">
            <text:p>0.000166979</text:p>
          </table:table-cell>
          <table:table-cell office:value-type="float" office:value="0.00135188" calcext:value-type="float">
            <text:p>0.00135188</text:p>
          </table:table-cell>
          <table:table-cell office:value-type="float" office:value="0.00994847" calcext:value-type="float">
            <text:p>0.00994847</text:p>
          </table:table-cell>
          <table:table-cell office:value-type="float" office:value="0.0885279" calcext:value-type="float">
            <text:p>0.0885279</text:p>
          </table:table-cell>
          <table:table-cell office:value-type="float" office:value="0.719194" calcext:value-type="float">
            <text:p>0.71919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000135031" calcext:value-type="float">
            <text:p>0.000135031</text:p>
          </table:table-cell>
          <table:table-cell office:value-type="float" office:value="0.000035821" calcext:value-type="float">
            <text:p>3.5821E-05</text:p>
          </table:table-cell>
          <table:table-cell office:value-type="float" office:value="0.00002647" calcext:value-type="float">
            <text:p>2.647E-05</text:p>
          </table:table-cell>
          <table:table-cell office:value-type="float" office:value="0.000015437" calcext:value-type="float">
            <text:p>1.5437E-05</text:p>
          </table:table-cell>
        </table:table-row>
        <table:table-row table:style-name="ro1">
          <table:table-cell office:value-type="string" calcext:value-type="string">
            <text:p>O3</text:p>
          </table:table-cell>
          <table:table-cell office:value-type="float" office:value="0.000000608" calcext:value-type="float">
            <text:p>6.08E-07</text:p>
          </table:table-cell>
          <table:table-cell office:value-type="float" office:value="0.000002645" calcext:value-type="float">
            <text:p>2.645E-06</text:p>
          </table:table-cell>
          <table:table-cell office:value-type="float" office:value="0.000015437" calcext:value-type="float">
            <text:p>1.5437E-05</text:p>
          </table:table-cell>
          <table:table-cell office:value-type="float" office:value="0.000101935" calcext:value-type="float">
            <text:p>0.000101935</text:p>
          </table:table-cell>
          <table:table-cell office:value-type="float" office:value="0.000347464" calcext:value-type="float">
            <text:p>0.000347464</text:p>
          </table:table-cell>
          <table:table-cell office:value-type="float" office:value="0.00253598" calcext:value-type="float">
            <text:p>0.00253598</text:p>
          </table:table-cell>
          <table:table-cell office:value-type="float" office:value="0.0233347" calcext:value-type="float">
            <text:p>0.0233347</text:p>
          </table:table-cell>
          <table:table-cell office:value-type="float" office:value="0.240381" calcext:value-type="float">
            <text:p>0.24038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000952713" calcext:value-type="float">
            <text:p>0.000952713</text:p>
          </table:table-cell>
          <table:table-cell office:value-type="float" office:value="0.000246743" calcext:value-type="float">
            <text:p>0.000246743</text:p>
          </table:table-cell>
          <table:table-cell office:value-type="float" office:value="0.000166979" calcext:value-type="float">
            <text:p>0.000166979</text:p>
          </table:table-cell>
          <table:table-cell office:value-type="float" office:value="0.000101935" calcext:value-type="float">
            <text:p>0.000101935</text:p>
          </table:table-cell>
        </table:table-row>
        <table:table-row table:style-name="ro1">
          <table:table-cell table:number-columns-repeated="10"/>
          <table:table-cell office:value-type="float" office:value="128" calcext:value-type="float">
            <text:p>128</text:p>
          </table:table-cell>
          <table:table-cell office:value-type="float" office:value="0.00737707" calcext:value-type="float">
            <text:p>0.00737707</text:p>
          </table:table-cell>
          <table:table-cell office:value-type="float" office:value="0.00194943" calcext:value-type="float">
            <text:p>0.00194943</text:p>
          </table:table-cell>
          <table:table-cell office:value-type="float" office:value="0.00135188" calcext:value-type="float">
            <text:p>0.00135188</text:p>
          </table:table-cell>
          <table:table-cell office:value-type="float" office:value="0.000347464" calcext:value-type="float">
            <text:p>0.000347464</text:p>
          </table:table-cell>
        </table:table-row>
        <table:table-row table:style-name="ro1">
          <table:table-cell table:number-columns-repeated="10"/>
          <table:table-cell office:value-type="float" office:value="256" calcext:value-type="float">
            <text:p>256</text:p>
          </table:table-cell>
          <table:table-cell office:value-type="float" office:value="0.0571032" calcext:value-type="float">
            <text:p>0.0571032</text:p>
          </table:table-cell>
          <table:table-cell office:value-type="float" office:value="0.0148661" calcext:value-type="float">
            <text:p>0.0148661</text:p>
          </table:table-cell>
          <table:table-cell office:value-type="float" office:value="0.00994847" calcext:value-type="float">
            <text:p>0.00994847</text:p>
          </table:table-cell>
          <table:table-cell office:value-type="float" office:value="0.00253598" calcext:value-type="float">
            <text:p>0.00253598</text:p>
          </table:table-cell>
        </table:table-row>
        <table:table-row table:style-name="ro1">
          <table:table-cell table:number-columns-repeated="10"/>
          <table:table-cell office:value-type="float" office:value="512" calcext:value-type="float">
            <text:p>512</text:p>
          </table:table-cell>
          <table:table-cell office:value-type="float" office:value="0.453473" calcext:value-type="float">
            <text:p>0.453473</text:p>
          </table:table-cell>
          <table:table-cell office:value-type="float" office:value="0.119678" calcext:value-type="float">
            <text:p>0.119678</text:p>
          </table:table-cell>
          <table:table-cell office:value-type="float" office:value="0.0885279" calcext:value-type="float">
            <text:p>0.0885279</text:p>
          </table:table-cell>
          <table:table-cell office:value-type="float" office:value="0.0233347" calcext:value-type="float">
            <text:p>0.0233347</text:p>
          </table:table-cell>
        </table:table-row>
        <table:table-row table:style-name="ro1">
          <table:table-cell table:number-columns-repeated="10"/>
          <table:table-cell office:value-type="float" office:value="1024" calcext:value-type="float">
            <text:p>1024</text:p>
          </table:table-cell>
          <table:table-cell office:value-type="float" office:value="3.62805" calcext:value-type="float">
            <text:p>3.62805</text:p>
          </table:table-cell>
          <table:table-cell office:value-type="float" office:value="0.938099" calcext:value-type="float">
            <text:p>0.938099</text:p>
          </table:table-cell>
          <table:table-cell office:value-type="float" office:value="0.719194" calcext:value-type="float">
            <text:p>0.719194</text:p>
          </table:table-cell>
          <table:table-cell office:value-type="float" office:value="0.240381" calcext:value-type="float">
            <text:p>0.24038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mm_bkij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imization level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string" calcext:value-type="string">
            <text:p>optimization level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</table:table-row>
        <table:table-row table:style-name="ro1">
          <table:table-cell office:value-type="string" calcext:value-type="string">
            <text:p>O0</text:p>
          </table:table-cell>
          <table:table-cell office:value-type="float" office:value="0.000003102" calcext:value-type="float">
            <text:p>3.102E-06</text:p>
          </table:table-cell>
          <table:table-cell office:value-type="float" office:value="0.00001795" calcext:value-type="float">
            <text:p>1.795E-05</text:p>
          </table:table-cell>
          <table:table-cell office:value-type="float" office:value="0.000134112" calcext:value-type="float">
            <text:p>0.000134112</text:p>
          </table:table-cell>
          <table:table-cell office:value-type="float" office:value="0.00103693" calcext:value-type="float">
            <text:p>0.00103693</text:p>
          </table:table-cell>
          <table:table-cell office:value-type="float" office:value="0.00812189" calcext:value-type="float">
            <text:p>0.00812189</text:p>
          </table:table-cell>
          <table:table-cell office:value-type="float" office:value="0.0627158" calcext:value-type="float">
            <text:p>0.0627158</text:p>
          </table:table-cell>
          <table:table-cell office:value-type="float" office:value="0.498435" calcext:value-type="float">
            <text:p>0.498435</text:p>
          </table:table-cell>
          <table:table-cell office:value-type="float" office:value="3.9322" calcext:value-type="float">
            <text:p>3.932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00003102" calcext:value-type="float">
            <text:p>3.102E-06</text:p>
          </table:table-cell>
          <table:table-cell office:value-type="float" office:value="0.000001122" calcext:value-type="float">
            <text:p>1.122E-06</text:p>
          </table:table-cell>
          <table:table-cell office:value-type="float" office:value="0.000000917" calcext:value-type="float">
            <text:p>9.17E-07</text:p>
          </table:table-cell>
          <table:table-cell office:value-type="float" office:value="0.000000454" calcext:value-type="float">
            <text:p>4.54E-07</text:p>
          </table:table-cell>
        </table:table-row>
        <table:table-row table:style-name="ro1">
          <table:table-cell office:value-type="string" calcext:value-type="string">
            <text:p>O1</text:p>
          </table:table-cell>
          <table:table-cell office:value-type="float" office:value="0.000001122" calcext:value-type="float">
            <text:p>1.122E-06</text:p>
          </table:table-cell>
          <table:table-cell office:value-type="float" office:value="0.000004002" calcext:value-type="float">
            <text:p>4.002E-06</text:p>
          </table:table-cell>
          <table:table-cell office:value-type="float" office:value="0.000022819" calcext:value-type="float">
            <text:p>2.2819E-05</text:p>
          </table:table-cell>
          <table:table-cell office:value-type="float" office:value="0.000174636" calcext:value-type="float">
            <text:p>0.000174636</text:p>
          </table:table-cell>
          <table:table-cell office:value-type="float" office:value="0.00129009" calcext:value-type="float">
            <text:p>0.00129009</text:p>
          </table:table-cell>
          <table:table-cell office:value-type="float" office:value="0.0118141" calcext:value-type="float">
            <text:p>0.0118141</text:p>
          </table:table-cell>
          <table:table-cell office:value-type="float" office:value="0.0931158" calcext:value-type="float">
            <text:p>0.0931158</text:p>
          </table:table-cell>
          <table:table-cell office:value-type="float" office:value="0.732614" calcext:value-type="float">
            <text:p>0.73261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0001795" calcext:value-type="float">
            <text:p>1.795E-05</text:p>
          </table:table-cell>
          <table:table-cell office:value-type="float" office:value="0.000004002" calcext:value-type="float">
            <text:p>4.002E-06</text:p>
          </table:table-cell>
          <table:table-cell office:value-type="float" office:value="0.000003228" calcext:value-type="float">
            <text:p>3.228E-06</text:p>
          </table:table-cell>
          <table:table-cell office:value-type="float" office:value="0.000002144" calcext:value-type="float">
            <text:p>2.144E-06</text:p>
          </table:table-cell>
        </table:table-row>
        <table:table-row table:style-name="ro1">
          <table:table-cell office:value-type="string" calcext:value-type="string">
            <text:p>O2</text:p>
          </table:table-cell>
          <table:table-cell office:value-type="float" office:value="0.000000917" calcext:value-type="float">
            <text:p>9.17E-07</text:p>
          </table:table-cell>
          <table:table-cell office:value-type="float" office:value="0.000003228" calcext:value-type="float">
            <text:p>3.228E-06</text:p>
          </table:table-cell>
          <table:table-cell office:value-type="float" office:value="0.000022094" calcext:value-type="float">
            <text:p>2.2094E-05</text:p>
          </table:table-cell>
          <table:table-cell office:value-type="float" office:value="0.000167541" calcext:value-type="float">
            <text:p>0.000167541</text:p>
          </table:table-cell>
          <table:table-cell office:value-type="float" office:value="0.00128353" calcext:value-type="float">
            <text:p>0.00128353</text:p>
          </table:table-cell>
          <table:table-cell office:value-type="float" office:value="0.0116019" calcext:value-type="float">
            <text:p>0.0116019</text:p>
          </table:table-cell>
          <table:table-cell office:value-type="float" office:value="0.0929672" calcext:value-type="float">
            <text:p>0.0929672</text:p>
          </table:table-cell>
          <table:table-cell office:value-type="float" office:value="0.724567" calcext:value-type="float">
            <text:p>0.72456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000134112" calcext:value-type="float">
            <text:p>0.000134112</text:p>
          </table:table-cell>
          <table:table-cell office:value-type="float" office:value="0.000022819" calcext:value-type="float">
            <text:p>2.2819E-05</text:p>
          </table:table-cell>
          <table:table-cell office:value-type="float" office:value="0.000022094" calcext:value-type="float">
            <text:p>2.2094E-05</text:p>
          </table:table-cell>
          <table:table-cell office:value-type="float" office:value="0.000022423" calcext:value-type="float">
            <text:p>2.2423E-05</text:p>
          </table:table-cell>
        </table:table-row>
        <table:table-row table:style-name="ro1">
          <table:table-cell office:value-type="string" calcext:value-type="string">
            <text:p>O3</text:p>
          </table:table-cell>
          <table:table-cell office:value-type="float" office:value="0.000000454" calcext:value-type="float">
            <text:p>4.54E-07</text:p>
          </table:table-cell>
          <table:table-cell office:value-type="float" office:value="0.000002144" calcext:value-type="float">
            <text:p>2.144E-06</text:p>
          </table:table-cell>
          <table:table-cell office:value-type="float" office:value="0.000022423" calcext:value-type="float">
            <text:p>2.2423E-05</text:p>
          </table:table-cell>
          <table:table-cell office:value-type="float" office:value="0.000085047" calcext:value-type="float">
            <text:p>8.5047E-05</text:p>
          </table:table-cell>
          <table:table-cell office:value-type="float" office:value="0.000397446" calcext:value-type="float">
            <text:p>0.000397446</text:p>
          </table:table-cell>
          <table:table-cell office:value-type="float" office:value="0.00286003" calcext:value-type="float">
            <text:p>0.00286003</text:p>
          </table:table-cell>
          <table:table-cell office:value-type="float" office:value="0.0280252" calcext:value-type="float">
            <text:p>0.0280252</text:p>
          </table:table-cell>
          <table:table-cell office:value-type="float" office:value="0.250503" calcext:value-type="float">
            <text:p>0.250503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00103693" calcext:value-type="float">
            <text:p>0.00103693</text:p>
          </table:table-cell>
          <table:table-cell office:value-type="float" office:value="0.000174636" calcext:value-type="float">
            <text:p>0.000174636</text:p>
          </table:table-cell>
          <table:table-cell office:value-type="float" office:value="0.000167541" calcext:value-type="float">
            <text:p>0.000167541</text:p>
          </table:table-cell>
          <table:table-cell office:value-type="float" office:value="0.000085047" calcext:value-type="float">
            <text:p>8.5047E-05</text:p>
          </table:table-cell>
        </table:table-row>
        <table:table-row table:style-name="ro1">
          <table:table-cell table:number-columns-repeated="10"/>
          <table:table-cell office:value-type="float" office:value="128" calcext:value-type="float">
            <text:p>128</text:p>
          </table:table-cell>
          <table:table-cell office:value-type="float" office:value="0.00812189" calcext:value-type="float">
            <text:p>0.00812189</text:p>
          </table:table-cell>
          <table:table-cell office:value-type="float" office:value="0.00129009" calcext:value-type="float">
            <text:p>0.00129009</text:p>
          </table:table-cell>
          <table:table-cell office:value-type="float" office:value="0.00128353" calcext:value-type="float">
            <text:p>0.00128353</text:p>
          </table:table-cell>
          <table:table-cell office:value-type="float" office:value="0.000397446" calcext:value-type="float">
            <text:p>0.000397446</text:p>
          </table:table-cell>
        </table:table-row>
        <table:table-row table:style-name="ro1">
          <table:table-cell table:number-columns-repeated="10"/>
          <table:table-cell office:value-type="float" office:value="256" calcext:value-type="float">
            <text:p>256</text:p>
          </table:table-cell>
          <table:table-cell office:value-type="float" office:value="0.0627158" calcext:value-type="float">
            <text:p>0.0627158</text:p>
          </table:table-cell>
          <table:table-cell office:value-type="float" office:value="0.0118141" calcext:value-type="float">
            <text:p>0.0118141</text:p>
          </table:table-cell>
          <table:table-cell office:value-type="float" office:value="0.0116019" calcext:value-type="float">
            <text:p>0.0116019</text:p>
          </table:table-cell>
          <table:table-cell office:value-type="float" office:value="0.00286003" calcext:value-type="float">
            <text:p>0.00286003</text:p>
          </table:table-cell>
        </table:table-row>
        <table:table-row table:style-name="ro1">
          <table:table-cell table:number-columns-repeated="10"/>
          <table:table-cell office:value-type="float" office:value="512" calcext:value-type="float">
            <text:p>512</text:p>
          </table:table-cell>
          <table:table-cell office:value-type="float" office:value="0.498435" calcext:value-type="float">
            <text:p>0.498435</text:p>
          </table:table-cell>
          <table:table-cell office:value-type="float" office:value="0.0931158" calcext:value-type="float">
            <text:p>0.0931158</text:p>
          </table:table-cell>
          <table:table-cell office:value-type="float" office:value="0.0929672" calcext:value-type="float">
            <text:p>0.0929672</text:p>
          </table:table-cell>
          <table:table-cell office:value-type="float" office:value="0.0280252" calcext:value-type="float">
            <text:p>0.0280252</text:p>
          </table:table-cell>
        </table:table-row>
        <table:table-row table:style-name="ro1">
          <table:table-cell table:number-columns-repeated="10"/>
          <table:table-cell office:value-type="float" office:value="1024" calcext:value-type="float">
            <text:p>1024</text:p>
          </table:table-cell>
          <table:table-cell office:value-type="float" office:value="3.9322" calcext:value-type="float">
            <text:p>3.9322</text:p>
          </table:table-cell>
          <table:table-cell office:value-type="float" office:value="0.732614" calcext:value-type="float">
            <text:p>0.732614</text:p>
          </table:table-cell>
          <table:table-cell office:value-type="float" office:value="0.724567" calcext:value-type="float">
            <text:p>0.724567</text:p>
          </table:table-cell>
          <table:table-cell office:value-type="float" office:value="0.250503" calcext:value-type="float">
            <text:p>0.250503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mm_kij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imization level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string" calcext:value-type="string">
            <text:p>optimization level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</table:table-row>
        <table:table-row table:style-name="ro1">
          <table:table-cell office:value-type="string" calcext:value-type="string">
            <text:p>O0</text:p>
          </table:table-cell>
          <table:table-cell office:value-type="float" office:value="0.000002015" calcext:value-type="float">
            <text:p>2.015E-06</text:p>
          </table:table-cell>
          <table:table-cell office:value-type="float" office:value="0.000012931" calcext:value-type="float">
            <text:p>1.2931E-05</text:p>
          </table:table-cell>
          <table:table-cell office:value-type="float" office:value="0.000104928" calcext:value-type="float">
            <text:p>0.000104928</text:p>
          </table:table-cell>
          <table:table-cell office:value-type="float" office:value="0.000799738" calcext:value-type="float">
            <text:p>0.000799738</text:p>
          </table:table-cell>
          <table:table-cell office:value-type="float" office:value="0.00612397" calcext:value-type="float">
            <text:p>0.00612397</text:p>
          </table:table-cell>
          <table:table-cell office:value-type="float" office:value="0.0486145" calcext:value-type="float">
            <text:p>0.0486145</text:p>
          </table:table-cell>
          <table:table-cell office:value-type="float" office:value="0.377416" calcext:value-type="float">
            <text:p>0.377416</text:p>
          </table:table-cell>
          <table:table-cell office:value-type="float" office:value="3.06821" calcext:value-type="float">
            <text:p>3.0682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00002015" calcext:value-type="float">
            <text:p>2.015E-06</text:p>
          </table:table-cell>
          <table:table-cell office:value-type="float" office:value="0.000000595" calcext:value-type="float">
            <text:p>5.95E-07</text:p>
          </table:table-cell>
          <table:table-cell office:value-type="float" office:value="0.000000571" calcext:value-type="float">
            <text:p>5.71E-07</text:p>
          </table:table-cell>
          <table:table-cell office:value-type="float" office:value="0.000001041" calcext:value-type="float">
            <text:p>1.041E-06</text:p>
          </table:table-cell>
        </table:table-row>
        <table:table-row table:style-name="ro1">
          <table:table-cell office:value-type="string" calcext:value-type="string">
            <text:p>O1</text:p>
          </table:table-cell>
          <table:table-cell office:value-type="float" office:value="0.000000595" calcext:value-type="float">
            <text:p>5.95E-07</text:p>
          </table:table-cell>
          <table:table-cell office:value-type="float" office:value="0.000002711" calcext:value-type="float">
            <text:p>2.711E-06</text:p>
          </table:table-cell>
          <table:table-cell office:value-type="float" office:value="0.00002835" calcext:value-type="float">
            <text:p>2.835E-05</text:p>
          </table:table-cell>
          <table:table-cell office:value-type="float" office:value="0.000174577" calcext:value-type="float">
            <text:p>0.000174577</text:p>
          </table:table-cell>
          <table:table-cell office:value-type="float" office:value="0.00127222" calcext:value-type="float">
            <text:p>0.00127222</text:p>
          </table:table-cell>
          <table:table-cell office:value-type="float" office:value="0.0101485" calcext:value-type="float">
            <text:p>0.0101485</text:p>
          </table:table-cell>
          <table:table-cell office:value-type="float" office:value="0.0790696" calcext:value-type="float">
            <text:p>0.0790696</text:p>
          </table:table-cell>
          <table:table-cell office:value-type="float" office:value="0.682959" calcext:value-type="float">
            <text:p>0.68295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00012931" calcext:value-type="float">
            <text:p>1.2931E-05</text:p>
          </table:table-cell>
          <table:table-cell office:value-type="float" office:value="0.000002711" calcext:value-type="float">
            <text:p>2.711E-06</text:p>
          </table:table-cell>
          <table:table-cell office:value-type="float" office:value="0.000012373" calcext:value-type="float">
            <text:p>1.2373E-05</text:p>
          </table:table-cell>
          <table:table-cell office:value-type="float" office:value="0.000004265" calcext:value-type="float">
            <text:p>4.265E-06</text:p>
          </table:table-cell>
        </table:table-row>
        <table:table-row table:style-name="ro1">
          <table:table-cell office:value-type="string" calcext:value-type="string">
            <text:p>O2</text:p>
          </table:table-cell>
          <table:table-cell office:value-type="float" office:value="0.000000571" calcext:value-type="float">
            <text:p>5.71E-07</text:p>
          </table:table-cell>
          <table:table-cell office:value-type="float" office:value="0.000012373" calcext:value-type="float">
            <text:p>1.2373E-05</text:p>
          </table:table-cell>
          <table:table-cell office:value-type="float" office:value="0.000029266" calcext:value-type="float">
            <text:p>2.9266E-05</text:p>
          </table:table-cell>
          <table:table-cell office:value-type="float" office:value="0.000173623" calcext:value-type="float">
            <text:p>0.000173623</text:p>
          </table:table-cell>
          <table:table-cell office:value-type="float" office:value="0.00130405" calcext:value-type="float">
            <text:p>0.00130405</text:p>
          </table:table-cell>
          <table:table-cell office:value-type="float" office:value="0.0101909" calcext:value-type="float">
            <text:p>0.0101909</text:p>
          </table:table-cell>
          <table:table-cell office:value-type="float" office:value="0.0792189" calcext:value-type="float">
            <text:p>0.0792189</text:p>
          </table:table-cell>
          <table:table-cell office:value-type="float" office:value="0.683271" calcext:value-type="float">
            <text:p>0.68327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000104928" calcext:value-type="float">
            <text:p>0.000104928</text:p>
          </table:table-cell>
          <table:table-cell office:value-type="float" office:value="0.00002835" calcext:value-type="float">
            <text:p>2.835E-05</text:p>
          </table:table-cell>
          <table:table-cell office:value-type="float" office:value="0.000029266" calcext:value-type="float">
            <text:p>2.9266E-05</text:p>
          </table:table-cell>
          <table:table-cell office:value-type="float" office:value="0.000018461" calcext:value-type="float">
            <text:p>1.8461E-05</text:p>
          </table:table-cell>
        </table:table-row>
        <table:table-row table:style-name="ro1">
          <table:table-cell office:value-type="string" calcext:value-type="string">
            <text:p>O3</text:p>
          </table:table-cell>
          <table:table-cell office:value-type="float" office:value="0.000001041" calcext:value-type="float">
            <text:p>1.041E-06</text:p>
          </table:table-cell>
          <table:table-cell office:value-type="float" office:value="0.000004265" calcext:value-type="float">
            <text:p>4.265E-06</text:p>
          </table:table-cell>
          <table:table-cell office:value-type="float" office:value="0.000018461" calcext:value-type="float">
            <text:p>1.8461E-05</text:p>
          </table:table-cell>
          <table:table-cell office:value-type="float" office:value="0.000058521" calcext:value-type="float">
            <text:p>5.8521E-05</text:p>
          </table:table-cell>
          <table:table-cell office:value-type="float" office:value="0.000395697" calcext:value-type="float">
            <text:p>0.000395697</text:p>
          </table:table-cell>
          <table:table-cell office:value-type="float" office:value="0.00325336" calcext:value-type="float">
            <text:p>0.00325336</text:p>
          </table:table-cell>
          <table:table-cell office:value-type="float" office:value="0.0291118" calcext:value-type="float">
            <text:p>0.0291118</text:p>
          </table:table-cell>
          <table:table-cell office:value-type="float" office:value="0.276923" calcext:value-type="float">
            <text:p>0.276923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000799738" calcext:value-type="float">
            <text:p>0.000799738</text:p>
          </table:table-cell>
          <table:table-cell office:value-type="float" office:value="0.000174577" calcext:value-type="float">
            <text:p>0.000174577</text:p>
          </table:table-cell>
          <table:table-cell office:value-type="float" office:value="0.000173623" calcext:value-type="float">
            <text:p>0.000173623</text:p>
          </table:table-cell>
          <table:table-cell office:value-type="float" office:value="0.000058521" calcext:value-type="float">
            <text:p>5.8521E-05</text:p>
          </table:table-cell>
        </table:table-row>
        <table:table-row table:style-name="ro1">
          <table:table-cell table:number-columns-repeated="10"/>
          <table:table-cell office:value-type="float" office:value="128" calcext:value-type="float">
            <text:p>128</text:p>
          </table:table-cell>
          <table:table-cell office:value-type="float" office:value="0.00612397" calcext:value-type="float">
            <text:p>0.00612397</text:p>
          </table:table-cell>
          <table:table-cell office:value-type="float" office:value="0.00127222" calcext:value-type="float">
            <text:p>0.00127222</text:p>
          </table:table-cell>
          <table:table-cell office:value-type="float" office:value="0.00130405" calcext:value-type="float">
            <text:p>0.00130405</text:p>
          </table:table-cell>
          <table:table-cell office:value-type="float" office:value="0.000395697" calcext:value-type="float">
            <text:p>0.000395697</text:p>
          </table:table-cell>
        </table:table-row>
        <table:table-row table:style-name="ro1">
          <table:table-cell table:number-columns-repeated="10"/>
          <table:table-cell office:value-type="float" office:value="256" calcext:value-type="float">
            <text:p>256</text:p>
          </table:table-cell>
          <table:table-cell office:value-type="float" office:value="0.0486145" calcext:value-type="float">
            <text:p>0.0486145</text:p>
          </table:table-cell>
          <table:table-cell office:value-type="float" office:value="0.0101485" calcext:value-type="float">
            <text:p>0.0101485</text:p>
          </table:table-cell>
          <table:table-cell office:value-type="float" office:value="0.0101909" calcext:value-type="float">
            <text:p>0.0101909</text:p>
          </table:table-cell>
          <table:table-cell office:value-type="float" office:value="0.00325336" calcext:value-type="float">
            <text:p>0.00325336</text:p>
          </table:table-cell>
        </table:table-row>
        <table:table-row table:style-name="ro1">
          <table:table-cell table:number-columns-repeated="10"/>
          <table:table-cell office:value-type="float" office:value="512" calcext:value-type="float">
            <text:p>512</text:p>
          </table:table-cell>
          <table:table-cell office:value-type="float" office:value="0.377416" calcext:value-type="float">
            <text:p>0.377416</text:p>
          </table:table-cell>
          <table:table-cell office:value-type="float" office:value="0.0790696" calcext:value-type="float">
            <text:p>0.0790696</text:p>
          </table:table-cell>
          <table:table-cell office:value-type="float" office:value="0.0792189" calcext:value-type="float">
            <text:p>0.0792189</text:p>
          </table:table-cell>
          <table:table-cell office:value-type="float" office:value="0.0291118" calcext:value-type="float">
            <text:p>0.0291118</text:p>
          </table:table-cell>
        </table:table-row>
        <table:table-row table:style-name="ro1">
          <table:table-cell table:number-columns-repeated="10"/>
          <table:table-cell office:value-type="float" office:value="1024" calcext:value-type="float">
            <text:p>1024</text:p>
          </table:table-cell>
          <table:table-cell office:value-type="float" office:value="3.06821" calcext:value-type="float">
            <text:p>3.06821</text:p>
          </table:table-cell>
          <table:table-cell office:value-type="float" office:value="0.682959" calcext:value-type="float">
            <text:p>0.682959</text:p>
          </table:table-cell>
          <table:table-cell office:value-type="float" office:value="0.683271" calcext:value-type="float">
            <text:p>0.683271</text:p>
          </table:table-cell>
          <table:table-cell office:value-type="float" office:value="0.276923" calcext:value-type="float">
            <text:p>0.276923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mm_kij_om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imization level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string" calcext:value-type="string">
            <text:p>optimization level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</table:table-row>
        <table:table-row table:style-name="ro1">
          <table:table-cell office:value-type="string" calcext:value-type="string">
            <text:p>O0</text:p>
          </table:table-cell>
          <table:table-cell office:value-type="float" office:value="0.000048374" calcext:value-type="float">
            <text:p>4.8374E-05</text:p>
          </table:table-cell>
          <table:table-cell office:value-type="float" office:value="0.000039716" calcext:value-type="float">
            <text:p>3.9716E-05</text:p>
          </table:table-cell>
          <table:table-cell office:value-type="float" office:value="0.00011917" calcext:value-type="float">
            <text:p>0.00011917</text:p>
          </table:table-cell>
          <table:table-cell office:value-type="float" office:value="0.000538439" calcext:value-type="float">
            <text:p>0.000538439</text:p>
          </table:table-cell>
          <table:table-cell office:value-type="float" office:value="0.00389716" calcext:value-type="float">
            <text:p>0.00389716</text:p>
          </table:table-cell>
          <table:table-cell office:value-type="float" office:value="0.0305606" calcext:value-type="float">
            <text:p>0.0305606</text:p>
          </table:table-cell>
          <table:table-cell office:value-type="float" office:value="0.200284" calcext:value-type="float">
            <text:p>0.200284</text:p>
          </table:table-cell>
          <table:table-cell office:value-type="float" office:value="1.35501" calcext:value-type="float">
            <text:p>1.3550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00048374" calcext:value-type="float">
            <text:p>4.8374E-05</text:p>
          </table:table-cell>
          <table:table-cell office:value-type="float" office:value="0.000038967" calcext:value-type="float">
            <text:p>3.8967E-05</text:p>
          </table:table-cell>
          <table:table-cell office:value-type="float" office:value="0.000047077" calcext:value-type="float">
            <text:p>4.7077E-05</text:p>
          </table:table-cell>
          <table:table-cell office:value-type="float" office:value="0.000066421" calcext:value-type="float">
            <text:p>6.6421E-05</text:p>
          </table:table-cell>
        </table:table-row>
        <table:table-row table:style-name="ro1">
          <table:table-cell office:value-type="string" calcext:value-type="string">
            <text:p>O1</text:p>
          </table:table-cell>
          <table:table-cell office:value-type="float" office:value="0.000038967" calcext:value-type="float">
            <text:p>3.8967E-05</text:p>
          </table:table-cell>
          <table:table-cell office:value-type="float" office:value="0.000033409" calcext:value-type="float">
            <text:p>3.3409E-05</text:p>
          </table:table-cell>
          <table:table-cell office:value-type="float" office:value="0.000052228" calcext:value-type="float">
            <text:p>5.2228E-05</text:p>
          </table:table-cell>
          <table:table-cell office:value-type="float" office:value="0.000230207" calcext:value-type="float">
            <text:p>0.000230207</text:p>
          </table:table-cell>
          <table:table-cell office:value-type="float" office:value="0.00128297" calcext:value-type="float">
            <text:p>0.00128297</text:p>
          </table:table-cell>
          <table:table-cell office:value-type="float" office:value="0.00904705" calcext:value-type="float">
            <text:p>0.00904705</text:p>
          </table:table-cell>
          <table:table-cell office:value-type="float" office:value="0.0590518" calcext:value-type="float">
            <text:p>0.0590518</text:p>
          </table:table-cell>
          <table:table-cell office:value-type="float" office:value="0.38252" calcext:value-type="float">
            <text:p>0.3825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00039716" calcext:value-type="float">
            <text:p>3.9716E-05</text:p>
          </table:table-cell>
          <table:table-cell office:value-type="float" office:value="0.000033409" calcext:value-type="float">
            <text:p>3.3409E-05</text:p>
          </table:table-cell>
          <table:table-cell office:value-type="float" office:value="0.000040509" calcext:value-type="float">
            <text:p>4.0509E-05</text:p>
          </table:table-cell>
          <table:table-cell office:value-type="float" office:value="0.00005415" calcext:value-type="float">
            <text:p>5.415E-05</text:p>
          </table:table-cell>
        </table:table-row>
        <table:table-row table:style-name="ro1">
          <table:table-cell office:value-type="string" calcext:value-type="string">
            <text:p>O2</text:p>
          </table:table-cell>
          <table:table-cell office:value-type="float" office:value="0.000047077" calcext:value-type="float">
            <text:p>4.7077E-05</text:p>
          </table:table-cell>
          <table:table-cell office:value-type="float" office:value="0.000040509" calcext:value-type="float">
            <text:p>4.0509E-05</text:p>
          </table:table-cell>
          <table:table-cell office:value-type="float" office:value="0.000068541" calcext:value-type="float">
            <text:p>6.8541E-05</text:p>
          </table:table-cell>
          <table:table-cell office:value-type="float" office:value="0.000113024" calcext:value-type="float">
            <text:p>0.000113024</text:p>
          </table:table-cell>
          <table:table-cell office:value-type="float" office:value="0.000580139" calcext:value-type="float">
            <text:p>0.000580139</text:p>
          </table:table-cell>
          <table:table-cell office:value-type="float" office:value="0.00492557" calcext:value-type="float">
            <text:p>0.00492557</text:p>
          </table:table-cell>
          <table:table-cell office:value-type="float" office:value="0.0318543" calcext:value-type="float">
            <text:p>0.0318543</text:p>
          </table:table-cell>
          <table:table-cell office:value-type="float" office:value="0.237026" calcext:value-type="float">
            <text:p>0.23702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00011917" calcext:value-type="float">
            <text:p>0.00011917</text:p>
          </table:table-cell>
          <table:table-cell office:value-type="float" office:value="0.000052228" calcext:value-type="float">
            <text:p>5.2228E-05</text:p>
          </table:table-cell>
          <table:table-cell office:value-type="float" office:value="0.000068541" calcext:value-type="float">
            <text:p>6.8541E-05</text:p>
          </table:table-cell>
          <table:table-cell office:value-type="float" office:value="0.000066075" calcext:value-type="float">
            <text:p>6.6075E-05</text:p>
          </table:table-cell>
        </table:table-row>
        <table:table-row table:style-name="ro1">
          <table:table-cell office:value-type="string" calcext:value-type="string">
            <text:p>O3</text:p>
          </table:table-cell>
          <table:table-cell office:value-type="float" office:value="0.000066421" calcext:value-type="float">
            <text:p>6.6421E-05</text:p>
          </table:table-cell>
          <table:table-cell office:value-type="float" office:value="0.00005415" calcext:value-type="float">
            <text:p>5.415E-05</text:p>
          </table:table-cell>
          <table:table-cell office:value-type="float" office:value="0.000066075" calcext:value-type="float">
            <text:p>6.6075E-05</text:p>
          </table:table-cell>
          <table:table-cell office:value-type="float" office:value="0.000106699" calcext:value-type="float">
            <text:p>0.000106699</text:p>
          </table:table-cell>
          <table:table-cell office:value-type="float" office:value="0.000450065" calcext:value-type="float">
            <text:p>0.000450065</text:p>
          </table:table-cell>
          <table:table-cell office:value-type="float" office:value="0.00283313" calcext:value-type="float">
            <text:p>0.00283313</text:p>
          </table:table-cell>
          <table:table-cell office:value-type="float" office:value="0.0125191" calcext:value-type="float">
            <text:p>0.0125191</text:p>
          </table:table-cell>
          <table:table-cell office:value-type="float" office:value="0.105466" calcext:value-type="float">
            <text:p>0.10546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000538439" calcext:value-type="float">
            <text:p>0.000538439</text:p>
          </table:table-cell>
          <table:table-cell office:value-type="float" office:value="0.000230207" calcext:value-type="float">
            <text:p>0.000230207</text:p>
          </table:table-cell>
          <table:table-cell office:value-type="float" office:value="0.000113024" calcext:value-type="float">
            <text:p>0.000113024</text:p>
          </table:table-cell>
          <table:table-cell office:value-type="float" office:value="0.000106699" calcext:value-type="float">
            <text:p>0.000106699</text:p>
          </table:table-cell>
        </table:table-row>
        <table:table-row table:style-name="ro1">
          <table:table-cell table:number-columns-repeated="10"/>
          <table:table-cell office:value-type="float" office:value="128" calcext:value-type="float">
            <text:p>128</text:p>
          </table:table-cell>
          <table:table-cell office:value-type="float" office:value="0.00389716" calcext:value-type="float">
            <text:p>0.00389716</text:p>
          </table:table-cell>
          <table:table-cell office:value-type="float" office:value="0.00128297" calcext:value-type="float">
            <text:p>0.00128297</text:p>
          </table:table-cell>
          <table:table-cell office:value-type="float" office:value="0.000580139" calcext:value-type="float">
            <text:p>0.000580139</text:p>
          </table:table-cell>
          <table:table-cell office:value-type="float" office:value="0.000450065" calcext:value-type="float">
            <text:p>0.000450065</text:p>
          </table:table-cell>
        </table:table-row>
        <table:table-row table:style-name="ro1">
          <table:table-cell table:number-columns-repeated="10"/>
          <table:table-cell office:value-type="float" office:value="256" calcext:value-type="float">
            <text:p>256</text:p>
          </table:table-cell>
          <table:table-cell office:value-type="float" office:value="0.0305606" calcext:value-type="float">
            <text:p>0.0305606</text:p>
          </table:table-cell>
          <table:table-cell office:value-type="float" office:value="0.00904705" calcext:value-type="float">
            <text:p>0.00904705</text:p>
          </table:table-cell>
          <table:table-cell office:value-type="float" office:value="0.00492557" calcext:value-type="float">
            <text:p>0.00492557</text:p>
          </table:table-cell>
          <table:table-cell office:value-type="float" office:value="0.00283313" calcext:value-type="float">
            <text:p>0.00283313</text:p>
          </table:table-cell>
        </table:table-row>
        <table:table-row table:style-name="ro1">
          <table:table-cell table:number-columns-repeated="10"/>
          <table:table-cell office:value-type="float" office:value="512" calcext:value-type="float">
            <text:p>512</text:p>
          </table:table-cell>
          <table:table-cell office:value-type="float" office:value="0.200284" calcext:value-type="float">
            <text:p>0.200284</text:p>
          </table:table-cell>
          <table:table-cell office:value-type="float" office:value="0.0590518" calcext:value-type="float">
            <text:p>0.0590518</text:p>
          </table:table-cell>
          <table:table-cell office:value-type="float" office:value="0.0318543" calcext:value-type="float">
            <text:p>0.0318543</text:p>
          </table:table-cell>
          <table:table-cell office:value-type="float" office:value="0.0125191" calcext:value-type="float">
            <text:p>0.0125191</text:p>
          </table:table-cell>
        </table:table-row>
        <table:table-row table:style-name="ro1">
          <table:table-cell table:number-columns-repeated="10"/>
          <table:table-cell office:value-type="float" office:value="1024" calcext:value-type="float">
            <text:p>1024</text:p>
          </table:table-cell>
          <table:table-cell office:value-type="float" office:value="1.35501" calcext:value-type="float">
            <text:p>1.35501</text:p>
          </table:table-cell>
          <table:table-cell office:value-type="float" office:value="0.38252" calcext:value-type="float">
            <text:p>0.38252</text:p>
          </table:table-cell>
          <table:table-cell office:value-type="float" office:value="0.237026" calcext:value-type="float">
            <text:p>0.237026</text:p>
          </table:table-cell>
          <table:table-cell office:value-type="float" office:value="0.105466" calcext:value-type="float">
            <text:p>0.1054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03T21:55:21.925906045</dc:date>
    <meta:editing-duration>PT5M9S</meta:editing-duration>
    <meta:editing-cycles>1</meta:editing-cycles>
    <meta:document-statistic meta:table-count="1" meta:cell-count="546" meta:object-count="6"/>
    <meta:generator>LibreOffice/5.3.6.1$Linux_X86_64 LibreOffice_project/30$Build-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277cm" svg:height="4.171cm" xlink:href=".." xlink:type="simple" chart:class="chart:bar" chart:style-name="ch1">
        <chart:legend chart:legend-position="end" svg:x="8.072cm" svg:y="1.145cm" style:legend-expansion="high" chart:style-name="ch2"/>
        <chart:plot-area chart:style-name="ch3" table:cell-range-address="opt_data.K3:opt_data.O11" chart:data-source-has-labels="both" svg:x="0.185cm" svg:y="0.083cm" svg:width="7.702cm" svg:height="4.005cm">
          <chartooo:coordinate-region svg:x="1.468cm" svg:y="0.256cm" svg:width="6.419cm" svg:height="3.238cm"/>
          <chart:axis chart:dimension="x" chart:name="primary-x" chart:style-name="ch4" chartooo:axis-type="auto">
            <chartooo:date-scale/>
            <chart:categories table:cell-range-address="opt_data.K4:opt_data.K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pt_data.L4:opt_data.L11" chart:label-cell-address="opt_data.L3:opt_data.L3" chart:class="chart:bar">
            <chart:data-point chart:repeated="8"/>
          </chart:series>
          <chart:series chart:style-name="ch8" chart:values-cell-range-address="opt_data.M4:opt_data.M11" chart:label-cell-address="opt_data.M3:opt_data.M3" chart:class="chart:bar">
            <chart:data-point chart:repeated="8"/>
          </chart:series>
          <chart:series chart:style-name="ch9" chart:values-cell-range-address="opt_data.N4:opt_data.N11" chart:label-cell-address="opt_data.N3:opt_data.N3" chart:class="chart:bar">
            <chart:data-point chart:repeated="8"/>
          </chart:series>
          <chart:series chart:style-name="ch10" chart:values-cell-range-address="opt_data.O4:opt_data.O11" chart:label-cell-address="opt_data.O3:opt_data.O3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0</text:p>
                <draw:g>
                  <svg:desc>opt_data.L3:opt_data.L3</svg:desc>
                </draw:g>
              </table:table-cell>
              <table:table-cell office:value-type="string">
                <text:p>O1</text:p>
                <draw:g>
                  <svg:desc>opt_data.M3:opt_data.M3</svg:desc>
                </draw:g>
              </table:table-cell>
              <table:table-cell office:value-type="string">
                <text:p>O2</text:p>
                <draw:g>
                  <svg:desc>opt_data.N3:opt_data.N3</svg:desc>
                </draw:g>
              </table:table-cell>
              <table:table-cell office:value-type="string">
                <text:p>O3</text:p>
                <draw:g>
                  <svg:desc>opt_data.O3:opt_data.O3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opt_data.K4:opt_data.K11</svg:desc>
                </draw:g>
              </table:table-cell>
              <table:table-cell office:value-type="float" office:value="0.000001795">
                <text:p>0.000001795</text:p>
                <draw:g>
                  <svg:desc>opt_data.L4:opt_data.L11</svg:desc>
                </draw:g>
              </table:table-cell>
              <table:table-cell office:value-type="float" office:value="0.000000444">
                <text:p>0.000000444</text:p>
                <draw:g>
                  <svg:desc>opt_data.M4:opt_data.M11</svg:desc>
                </draw:g>
              </table:table-cell>
              <table:table-cell office:value-type="float" office:value="0.000000496">
                <text:p>0.000000496</text:p>
                <draw:g>
                  <svg:desc>opt_data.N4:opt_data.N11</svg:desc>
                </draw:g>
              </table:table-cell>
              <table:table-cell office:value-type="float" office:value="0.000000865">
                <text:p>0.000000865</text:p>
                <draw:g>
                  <svg:desc>opt_data.O4:opt_data.O11</svg:desc>
                </draw:g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0011871">
                <text:p>0.000011871</text:p>
              </table:table-cell>
              <table:table-cell office:value-type="float" office:value="0.000005557">
                <text:p>0.000005557</text:p>
              </table:table-cell>
              <table:table-cell office:value-type="float" office:value="0.00000289">
                <text:p>0.00000289</text:p>
              </table:table-cell>
              <table:table-cell office:value-type="float" office:value="0.000002814">
                <text:p>0.00000281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0088968">
                <text:p>0.000088968</text:p>
              </table:table-cell>
              <table:table-cell office:value-type="float" office:value="0.000020203">
                <text:p>0.000020203</text:p>
              </table:table-cell>
              <table:table-cell office:value-type="float" office:value="0.000020945">
                <text:p>0.000020945</text:p>
              </table:table-cell>
              <table:table-cell office:value-type="float" office:value="0.000036941">
                <text:p>0.00003694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0700458">
                <text:p>0.000700458</text:p>
              </table:table-cell>
              <table:table-cell office:value-type="float" office:value="0.000199967">
                <text:p>0.000199967</text:p>
              </table:table-cell>
              <table:table-cell office:value-type="float" office:value="0.000192319">
                <text:p>0.000192319</text:p>
              </table:table-cell>
              <table:table-cell office:value-type="float" office:value="0.000192209">
                <text:p>0.00019220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583236">
                <text:p>0.00583236</text:p>
              </table:table-cell>
              <table:table-cell office:value-type="float" office:value="0.00165984">
                <text:p>0.00165984</text:p>
              </table:table-cell>
              <table:table-cell office:value-type="float" office:value="0.00164658">
                <text:p>0.00164658</text:p>
              </table:table-cell>
              <table:table-cell office:value-type="float" office:value="0.00167841">
                <text:p>0.00167841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582603">
                <text:p>0.0582603</text:p>
              </table:table-cell>
              <table:table-cell office:value-type="float" office:value="0.0180273">
                <text:p>0.0180273</text:p>
              </table:table-cell>
              <table:table-cell office:value-type="float" office:value="0.0193272">
                <text:p>0.0193272</text:p>
              </table:table-cell>
              <table:table-cell office:value-type="float" office:value="0.0180028">
                <text:p>0.0180028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536165">
                <text:p>0.536165</text:p>
              </table:table-cell>
              <table:table-cell office:value-type="float" office:value="0.189999">
                <text:p>0.189999</text:p>
              </table:table-cell>
              <table:table-cell office:value-type="float" office:value="0.189339">
                <text:p>0.189339</text:p>
              </table:table-cell>
              <table:table-cell office:value-type="float" office:value="0.189705">
                <text:p>0.189705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7.15096">
                <text:p>7.15096</text:p>
              </table:table-cell>
              <table:table-cell office:value-type="float" office:value="2.89133">
                <text:p>2.89133</text:p>
              </table:table-cell>
              <table:table-cell office:value-type="float" office:value="4.0405">
                <text:p>4.0405</text:p>
              </table:table-cell>
              <table:table-cell office:value-type="float" office:value="2.89656">
                <text:p>2.896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058cm" svg:height="4.224cm" xlink:href=".." xlink:type="simple" chart:class="chart:bar" chart:style-name="ch1">
        <chart:legend chart:legend-position="end" svg:x="7.853cm" svg:y="1.172cm" style:legend-expansion="high" chart:style-name="ch2"/>
        <chart:plot-area chart:style-name="ch3" table:cell-range-address="opt_data.K14:opt_data.O22" chart:data-source-has-labels="both" svg:x="0.181cm" svg:y="0.084cm" svg:width="7.491cm" svg:height="4.056cm">
          <chartooo:coordinate-region svg:x="1.464cm" svg:y="0.257cm" svg:width="6.208cm" svg:height="3.289cm"/>
          <chart:axis chart:dimension="x" chart:name="primary-x" chart:style-name="ch4" chartooo:axis-type="auto">
            <chartooo:date-scale/>
            <chart:categories table:cell-range-address="opt_data.K15:opt_data.K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pt_data.L15:opt_data.L22" chart:label-cell-address="opt_data.L14:opt_data.L14" chart:class="chart:bar">
            <chart:data-point chart:repeated="8"/>
          </chart:series>
          <chart:series chart:style-name="ch8" chart:values-cell-range-address="opt_data.M15:opt_data.M22" chart:label-cell-address="opt_data.M14:opt_data.M14" chart:class="chart:bar">
            <chart:data-point chart:repeated="8"/>
          </chart:series>
          <chart:series chart:style-name="ch9" chart:values-cell-range-address="opt_data.N15:opt_data.N22" chart:label-cell-address="opt_data.N14:opt_data.N14" chart:class="chart:bar">
            <chart:data-point chart:repeated="8"/>
          </chart:series>
          <chart:series chart:style-name="ch10" chart:values-cell-range-address="opt_data.O15:opt_data.O22" chart:label-cell-address="opt_data.O14:opt_data.O14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0</text:p>
                <draw:g>
                  <svg:desc>opt_data.L14:opt_data.L14</svg:desc>
                </draw:g>
              </table:table-cell>
              <table:table-cell office:value-type="string">
                <text:p>O1</text:p>
                <draw:g>
                  <svg:desc>opt_data.M14:opt_data.M14</svg:desc>
                </draw:g>
              </table:table-cell>
              <table:table-cell office:value-type="string">
                <text:p>O2</text:p>
                <draw:g>
                  <svg:desc>opt_data.N14:opt_data.N14</svg:desc>
                </draw:g>
              </table:table-cell>
              <table:table-cell office:value-type="string">
                <text:p>O3</text:p>
                <draw:g>
                  <svg:desc>opt_data.O14:opt_data.O1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opt_data.K15:opt_data.K22</svg:desc>
                </draw:g>
              </table:table-cell>
              <table:table-cell office:value-type="float" office:value="0.000027399">
                <text:p>0.000027399</text:p>
                <draw:g>
                  <svg:desc>opt_data.L15:opt_data.L22</svg:desc>
                </draw:g>
              </table:table-cell>
              <table:table-cell office:value-type="float" office:value="0.000031466">
                <text:p>0.000031466</text:p>
                <draw:g>
                  <svg:desc>opt_data.M15:opt_data.M22</svg:desc>
                </draw:g>
              </table:table-cell>
              <table:table-cell office:value-type="float" office:value="0.000046236">
                <text:p>0.000046236</text:p>
                <draw:g>
                  <svg:desc>opt_data.N15:opt_data.N22</svg:desc>
                </draw:g>
              </table:table-cell>
              <table:table-cell office:value-type="float" office:value="0.000054489">
                <text:p>0.000054489</text:p>
                <draw:g>
                  <svg:desc>opt_data.O15:opt_data.O22</svg:desc>
                </draw:g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0093109">
                <text:p>0.000093109</text:p>
              </table:table-cell>
              <table:table-cell office:value-type="float" office:value="0.000040604">
                <text:p>0.000040604</text:p>
              </table:table-cell>
              <table:table-cell office:value-type="float" office:value="0.000044007">
                <text:p>0.000044007</text:p>
              </table:table-cell>
              <table:table-cell office:value-type="float" office:value="0.000037776">
                <text:p>0.00003777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0088884">
                <text:p>0.000088884</text:p>
              </table:table-cell>
              <table:table-cell office:value-type="float" office:value="0.000048432">
                <text:p>0.000048432</text:p>
              </table:table-cell>
              <table:table-cell office:value-type="float" office:value="0.000037972">
                <text:p>0.000037972</text:p>
              </table:table-cell>
              <table:table-cell office:value-type="float" office:value="0.000040482">
                <text:p>0.00004048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0395382">
                <text:p>0.000395382</text:p>
              </table:table-cell>
              <table:table-cell office:value-type="float" office:value="0.000110546">
                <text:p>0.000110546</text:p>
              </table:table-cell>
              <table:table-cell office:value-type="float" office:value="0.000182599">
                <text:p>0.000182599</text:p>
              </table:table-cell>
              <table:table-cell office:value-type="float" office:value="0.000146115">
                <text:p>0.00014611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399259">
                <text:p>0.00399259</text:p>
              </table:table-cell>
              <table:table-cell office:value-type="float" office:value="0.000773964">
                <text:p>0.000773964</text:p>
              </table:table-cell>
              <table:table-cell office:value-type="float" office:value="0.000673892">
                <text:p>0.000673892</text:p>
              </table:table-cell>
              <table:table-cell office:value-type="float" office:value="0.000663326">
                <text:p>0.000663326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301537">
                <text:p>0.0301537</text:p>
              </table:table-cell>
              <table:table-cell office:value-type="float" office:value="0.00730715">
                <text:p>0.00730715</text:p>
              </table:table-cell>
              <table:table-cell office:value-type="float" office:value="0.00742378">
                <text:p>0.00742378</text:p>
              </table:table-cell>
              <table:table-cell office:value-type="float" office:value="0.00861008">
                <text:p>0.00861008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245429">
                <text:p>0.245429</text:p>
              </table:table-cell>
              <table:table-cell office:value-type="float" office:value="0.065392">
                <text:p>0.065392</text:p>
              </table:table-cell>
              <table:table-cell office:value-type="float" office:value="0.0705287">
                <text:p>0.0705287</text:p>
              </table:table-cell>
              <table:table-cell office:value-type="float" office:value="0.116723">
                <text:p>0.116723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2.57004">
                <text:p>2.57004</text:p>
              </table:table-cell>
              <table:table-cell office:value-type="float" office:value="0.761031">
                <text:p>0.761031</text:p>
              </table:table-cell>
              <table:table-cell office:value-type="float" office:value="0.818206">
                <text:p>0.818206</text:p>
              </table:table-cell>
              <table:table-cell office:value-type="float" office:value="1.00855">
                <text:p>1.008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948cm" svg:height="4.57cm" xlink:href=".." xlink:type="simple" chart:class="chart:bar" chart:style-name="ch1">
        <chart:legend chart:legend-position="end" svg:x="7.743cm" svg:y="1.345cm" style:legend-expansion="high" chart:style-name="ch2"/>
        <chart:plot-area chart:style-name="ch3" table:cell-range-address="opt_data.K25:opt_data.O33" chart:data-source-has-labels="both" svg:x="0.178cm" svg:y="0.091cm" svg:width="7.387cm" svg:height="4.388cm">
          <chartooo:coordinate-region svg:x="1.461cm" svg:y="0.264cm" svg:width="6.104cm" svg:height="3.621cm"/>
          <chart:axis chart:dimension="x" chart:name="primary-x" chart:style-name="ch4" chartooo:axis-type="auto">
            <chartooo:date-scale/>
            <chart:categories table:cell-range-address="opt_data.K26:opt_data.K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pt_data.L26:opt_data.L33" chart:label-cell-address="opt_data.L25:opt_data.L25" chart:class="chart:bar">
            <chart:data-point chart:repeated="8"/>
          </chart:series>
          <chart:series chart:style-name="ch8" chart:values-cell-range-address="opt_data.M26:opt_data.M33" chart:label-cell-address="opt_data.M25:opt_data.M25" chart:class="chart:bar">
            <chart:data-point chart:repeated="8"/>
          </chart:series>
          <chart:series chart:style-name="ch9" chart:values-cell-range-address="opt_data.N26:opt_data.N33" chart:label-cell-address="opt_data.N25:opt_data.N25" chart:class="chart:bar">
            <chart:data-point chart:repeated="8"/>
          </chart:series>
          <chart:series chart:style-name="ch10" chart:values-cell-range-address="opt_data.O26:opt_data.O33" chart:label-cell-address="opt_data.O25:opt_data.O25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0</text:p>
                <draw:g>
                  <svg:desc>opt_data.L25:opt_data.L25</svg:desc>
                </draw:g>
              </table:table-cell>
              <table:table-cell office:value-type="string">
                <text:p>O1</text:p>
                <draw:g>
                  <svg:desc>opt_data.M25:opt_data.M25</svg:desc>
                </draw:g>
              </table:table-cell>
              <table:table-cell office:value-type="string">
                <text:p>O2</text:p>
                <draw:g>
                  <svg:desc>opt_data.N25:opt_data.N25</svg:desc>
                </draw:g>
              </table:table-cell>
              <table:table-cell office:value-type="string">
                <text:p>O3</text:p>
                <draw:g>
                  <svg:desc>opt_data.O25:opt_data.O25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opt_data.K26:opt_data.K33</svg:desc>
                </draw:g>
              </table:table-cell>
              <table:table-cell office:value-type="float" office:value="0.000005667">
                <text:p>0.000005667</text:p>
                <draw:g>
                  <svg:desc>opt_data.L26:opt_data.L33</svg:desc>
                </draw:g>
              </table:table-cell>
              <table:table-cell office:value-type="float" office:value="0.000001933">
                <text:p>0.000001933</text:p>
                <draw:g>
                  <svg:desc>opt_data.M26:opt_data.M33</svg:desc>
                </draw:g>
              </table:table-cell>
              <table:table-cell office:value-type="float" office:value="0.000000938">
                <text:p>0.000000938</text:p>
                <draw:g>
                  <svg:desc>opt_data.N26:opt_data.N33</svg:desc>
                </draw:g>
              </table:table-cell>
              <table:table-cell office:value-type="float" office:value="0.000000608">
                <text:p>0.000000608</text:p>
                <draw:g>
                  <svg:desc>opt_data.O26:opt_data.O33</svg:desc>
                </draw:g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0022299">
                <text:p>0.000022299</text:p>
              </table:table-cell>
              <table:table-cell office:value-type="float" office:value="0.000006433">
                <text:p>0.000006433</text:p>
              </table:table-cell>
              <table:table-cell office:value-type="float" office:value="0.000004948">
                <text:p>0.000004948</text:p>
              </table:table-cell>
              <table:table-cell office:value-type="float" office:value="0.000002645">
                <text:p>0.00000264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0135031">
                <text:p>0.000135031</text:p>
              </table:table-cell>
              <table:table-cell office:value-type="float" office:value="0.000035821">
                <text:p>0.000035821</text:p>
              </table:table-cell>
              <table:table-cell office:value-type="float" office:value="0.00002647">
                <text:p>0.00002647</text:p>
              </table:table-cell>
              <table:table-cell office:value-type="float" office:value="0.000015437">
                <text:p>0.00001543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0952713">
                <text:p>0.000952713</text:p>
              </table:table-cell>
              <table:table-cell office:value-type="float" office:value="0.000246743">
                <text:p>0.000246743</text:p>
              </table:table-cell>
              <table:table-cell office:value-type="float" office:value="0.000166979">
                <text:p>0.000166979</text:p>
              </table:table-cell>
              <table:table-cell office:value-type="float" office:value="0.000101935">
                <text:p>0.00010193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737707">
                <text:p>0.00737707</text:p>
              </table:table-cell>
              <table:table-cell office:value-type="float" office:value="0.00194943">
                <text:p>0.00194943</text:p>
              </table:table-cell>
              <table:table-cell office:value-type="float" office:value="0.00135188">
                <text:p>0.00135188</text:p>
              </table:table-cell>
              <table:table-cell office:value-type="float" office:value="0.000347464">
                <text:p>0.000347464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571032">
                <text:p>0.0571032</text:p>
              </table:table-cell>
              <table:table-cell office:value-type="float" office:value="0.0148661">
                <text:p>0.0148661</text:p>
              </table:table-cell>
              <table:table-cell office:value-type="float" office:value="0.00994847">
                <text:p>0.00994847</text:p>
              </table:table-cell>
              <table:table-cell office:value-type="float" office:value="0.00253598">
                <text:p>0.00253598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453473">
                <text:p>0.453473</text:p>
              </table:table-cell>
              <table:table-cell office:value-type="float" office:value="0.119678">
                <text:p>0.119678</text:p>
              </table:table-cell>
              <table:table-cell office:value-type="float" office:value="0.0885279">
                <text:p>0.0885279</text:p>
              </table:table-cell>
              <table:table-cell office:value-type="float" office:value="0.0233347">
                <text:p>0.0233347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3.62805">
                <text:p>3.62805</text:p>
              </table:table-cell>
              <table:table-cell office:value-type="float" office:value="0.938099">
                <text:p>0.938099</text:p>
              </table:table-cell>
              <table:table-cell office:value-type="float" office:value="0.719194">
                <text:p>0.719194</text:p>
              </table:table-cell>
              <table:table-cell office:value-type="float" office:value="0.240381">
                <text:p>0.24038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673cm" svg:height="4.437cm" xlink:href=".." xlink:type="simple" chart:class="chart:bar" chart:style-name="ch1">
        <chart:legend chart:legend-position="end" svg:x="7.468cm" svg:y="1.278cm" style:legend-expansion="high" chart:style-name="ch2"/>
        <chart:plot-area chart:style-name="ch3" table:cell-range-address="opt_data.K36:opt_data.O44" chart:data-source-has-labels="both" svg:x="0.173cm" svg:y="0.088cm" svg:width="7.122cm" svg:height="4.261cm">
          <chartooo:coordinate-region svg:x="1.456cm" svg:y="0.261cm" svg:width="5.839cm" svg:height="3.494cm"/>
          <chart:axis chart:dimension="x" chart:name="primary-x" chart:style-name="ch4" chartooo:axis-type="auto">
            <chartooo:date-scale/>
            <chart:categories table:cell-range-address="opt_data.K37:opt_data.K4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pt_data.L37:opt_data.L44" chart:label-cell-address="opt_data.L36:opt_data.L36" chart:class="chart:bar">
            <chart:data-point chart:repeated="8"/>
          </chart:series>
          <chart:series chart:style-name="ch8" chart:values-cell-range-address="opt_data.M37:opt_data.M44" chart:label-cell-address="opt_data.M36:opt_data.M36" chart:class="chart:bar">
            <chart:data-point chart:repeated="8"/>
          </chart:series>
          <chart:series chart:style-name="ch9" chart:values-cell-range-address="opt_data.N37:opt_data.N44" chart:label-cell-address="opt_data.N36:opt_data.N36" chart:class="chart:bar">
            <chart:data-point chart:repeated="8"/>
          </chart:series>
          <chart:series chart:style-name="ch10" chart:values-cell-range-address="opt_data.O37:opt_data.O44" chart:label-cell-address="opt_data.O36:opt_data.O36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0</text:p>
                <draw:g>
                  <svg:desc>opt_data.L36:opt_data.L36</svg:desc>
                </draw:g>
              </table:table-cell>
              <table:table-cell office:value-type="string">
                <text:p>O1</text:p>
                <draw:g>
                  <svg:desc>opt_data.M36:opt_data.M36</svg:desc>
                </draw:g>
              </table:table-cell>
              <table:table-cell office:value-type="string">
                <text:p>O2</text:p>
                <draw:g>
                  <svg:desc>opt_data.N36:opt_data.N36</svg:desc>
                </draw:g>
              </table:table-cell>
              <table:table-cell office:value-type="string">
                <text:p>O3</text:p>
                <draw:g>
                  <svg:desc>opt_data.O36:opt_data.O36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opt_data.K37:opt_data.K44</svg:desc>
                </draw:g>
              </table:table-cell>
              <table:table-cell office:value-type="float" office:value="0.000003102">
                <text:p>0.000003102</text:p>
                <draw:g>
                  <svg:desc>opt_data.L37:opt_data.L44</svg:desc>
                </draw:g>
              </table:table-cell>
              <table:table-cell office:value-type="float" office:value="0.000001122">
                <text:p>0.000001122</text:p>
                <draw:g>
                  <svg:desc>opt_data.M37:opt_data.M44</svg:desc>
                </draw:g>
              </table:table-cell>
              <table:table-cell office:value-type="float" office:value="0.000000917">
                <text:p>0.000000917</text:p>
                <draw:g>
                  <svg:desc>opt_data.N37:opt_data.N44</svg:desc>
                </draw:g>
              </table:table-cell>
              <table:table-cell office:value-type="float" office:value="0.000000454">
                <text:p>0.000000454</text:p>
                <draw:g>
                  <svg:desc>opt_data.O37:opt_data.O44</svg:desc>
                </draw:g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001795">
                <text:p>0.00001795</text:p>
              </table:table-cell>
              <table:table-cell office:value-type="float" office:value="0.000004002">
                <text:p>0.000004002</text:p>
              </table:table-cell>
              <table:table-cell office:value-type="float" office:value="0.000003228">
                <text:p>0.000003228</text:p>
              </table:table-cell>
              <table:table-cell office:value-type="float" office:value="0.000002144">
                <text:p>0.00000214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0134112">
                <text:p>0.000134112</text:p>
              </table:table-cell>
              <table:table-cell office:value-type="float" office:value="0.000022819">
                <text:p>0.000022819</text:p>
              </table:table-cell>
              <table:table-cell office:value-type="float" office:value="0.000022094">
                <text:p>0.000022094</text:p>
              </table:table-cell>
              <table:table-cell office:value-type="float" office:value="0.000022423">
                <text:p>0.00002242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103693">
                <text:p>0.00103693</text:p>
              </table:table-cell>
              <table:table-cell office:value-type="float" office:value="0.000174636">
                <text:p>0.000174636</text:p>
              </table:table-cell>
              <table:table-cell office:value-type="float" office:value="0.000167541">
                <text:p>0.000167541</text:p>
              </table:table-cell>
              <table:table-cell office:value-type="float" office:value="0.000085047">
                <text:p>0.000085047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812189">
                <text:p>0.00812189</text:p>
              </table:table-cell>
              <table:table-cell office:value-type="float" office:value="0.00129009">
                <text:p>0.00129009</text:p>
              </table:table-cell>
              <table:table-cell office:value-type="float" office:value="0.00128353">
                <text:p>0.00128353</text:p>
              </table:table-cell>
              <table:table-cell office:value-type="float" office:value="0.000397446">
                <text:p>0.000397446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627158">
                <text:p>0.0627158</text:p>
              </table:table-cell>
              <table:table-cell office:value-type="float" office:value="0.0118141">
                <text:p>0.0118141</text:p>
              </table:table-cell>
              <table:table-cell office:value-type="float" office:value="0.0116019">
                <text:p>0.0116019</text:p>
              </table:table-cell>
              <table:table-cell office:value-type="float" office:value="0.00286003">
                <text:p>0.00286003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498435">
                <text:p>0.498435</text:p>
              </table:table-cell>
              <table:table-cell office:value-type="float" office:value="0.0931158">
                <text:p>0.0931158</text:p>
              </table:table-cell>
              <table:table-cell office:value-type="float" office:value="0.0929672">
                <text:p>0.0929672</text:p>
              </table:table-cell>
              <table:table-cell office:value-type="float" office:value="0.0280252">
                <text:p>0.0280252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3.9322">
                <text:p>3.9322</text:p>
              </table:table-cell>
              <table:table-cell office:value-type="float" office:value="0.732614">
                <text:p>0.732614</text:p>
              </table:table-cell>
              <table:table-cell office:value-type="float" office:value="0.724567">
                <text:p>0.724567</text:p>
              </table:table-cell>
              <table:table-cell office:value-type="float" office:value="0.250503">
                <text:p>0.25050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591cm" svg:height="4.251cm" xlink:href=".." xlink:type="simple" chart:class="chart:bar" chart:style-name="ch1">
        <chart:legend chart:legend-position="end" svg:x="7.386cm" svg:y="1.185cm" style:legend-expansion="high" chart:style-name="ch2"/>
        <chart:plot-area chart:style-name="ch3" table:cell-range-address="opt_data.K47:opt_data.O55" chart:data-source-has-labels="both" svg:x="0.171cm" svg:y="0.085cm" svg:width="7.044cm" svg:height="4.081cm">
          <chartooo:coordinate-region svg:x="1.322cm" svg:y="0.258cm" svg:width="5.758cm" svg:height="3.314cm"/>
          <chart:axis chart:dimension="x" chart:name="primary-x" chart:style-name="ch4" chartooo:axis-type="auto">
            <chartooo:date-scale/>
            <chart:categories table:cell-range-address="opt_data.K48:opt_data.K5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pt_data.L48:opt_data.L55" chart:label-cell-address="opt_data.L47:opt_data.L47" chart:class="chart:bar">
            <chart:data-point chart:repeated="8"/>
          </chart:series>
          <chart:series chart:style-name="ch8" chart:values-cell-range-address="opt_data.M48:opt_data.M55" chart:label-cell-address="opt_data.M47:opt_data.M47" chart:class="chart:bar">
            <chart:data-point chart:repeated="8"/>
          </chart:series>
          <chart:series chart:style-name="ch9" chart:values-cell-range-address="opt_data.N48:opt_data.N55" chart:label-cell-address="opt_data.N47:opt_data.N47" chart:class="chart:bar">
            <chart:data-point chart:repeated="8"/>
          </chart:series>
          <chart:series chart:style-name="ch10" chart:values-cell-range-address="opt_data.O48:opt_data.O55" chart:label-cell-address="opt_data.O47:opt_data.O47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0</text:p>
                <draw:g>
                  <svg:desc>opt_data.L47:opt_data.L47</svg:desc>
                </draw:g>
              </table:table-cell>
              <table:table-cell office:value-type="string">
                <text:p>O1</text:p>
                <draw:g>
                  <svg:desc>opt_data.M47:opt_data.M47</svg:desc>
                </draw:g>
              </table:table-cell>
              <table:table-cell office:value-type="string">
                <text:p>O2</text:p>
                <draw:g>
                  <svg:desc>opt_data.N47:opt_data.N47</svg:desc>
                </draw:g>
              </table:table-cell>
              <table:table-cell office:value-type="string">
                <text:p>O3</text:p>
                <draw:g>
                  <svg:desc>opt_data.O47:opt_data.O47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opt_data.K48:opt_data.K55</svg:desc>
                </draw:g>
              </table:table-cell>
              <table:table-cell office:value-type="float" office:value="0.000002015">
                <text:p>0.000002015</text:p>
                <draw:g>
                  <svg:desc>opt_data.L48:opt_data.L55</svg:desc>
                </draw:g>
              </table:table-cell>
              <table:table-cell office:value-type="float" office:value="0.000000595">
                <text:p>0.000000595</text:p>
                <draw:g>
                  <svg:desc>opt_data.M48:opt_data.M55</svg:desc>
                </draw:g>
              </table:table-cell>
              <table:table-cell office:value-type="float" office:value="0.000000571">
                <text:p>0.000000571</text:p>
                <draw:g>
                  <svg:desc>opt_data.N48:opt_data.N55</svg:desc>
                </draw:g>
              </table:table-cell>
              <table:table-cell office:value-type="float" office:value="0.000001041">
                <text:p>0.000001041</text:p>
                <draw:g>
                  <svg:desc>opt_data.O48:opt_data.O55</svg:desc>
                </draw:g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0012931">
                <text:p>0.000012931</text:p>
              </table:table-cell>
              <table:table-cell office:value-type="float" office:value="0.000002711">
                <text:p>0.000002711</text:p>
              </table:table-cell>
              <table:table-cell office:value-type="float" office:value="0.000012373">
                <text:p>0.000012373</text:p>
              </table:table-cell>
              <table:table-cell office:value-type="float" office:value="0.000004265">
                <text:p>0.00000426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0104928">
                <text:p>0.000104928</text:p>
              </table:table-cell>
              <table:table-cell office:value-type="float" office:value="0.00002835">
                <text:p>0.00002835</text:p>
              </table:table-cell>
              <table:table-cell office:value-type="float" office:value="0.000029266">
                <text:p>0.000029266</text:p>
              </table:table-cell>
              <table:table-cell office:value-type="float" office:value="0.000018461">
                <text:p>0.00001846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0799738">
                <text:p>0.000799738</text:p>
              </table:table-cell>
              <table:table-cell office:value-type="float" office:value="0.000174577">
                <text:p>0.000174577</text:p>
              </table:table-cell>
              <table:table-cell office:value-type="float" office:value="0.000173623">
                <text:p>0.000173623</text:p>
              </table:table-cell>
              <table:table-cell office:value-type="float" office:value="0.000058521">
                <text:p>0.000058521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612397">
                <text:p>0.00612397</text:p>
              </table:table-cell>
              <table:table-cell office:value-type="float" office:value="0.00127222">
                <text:p>0.00127222</text:p>
              </table:table-cell>
              <table:table-cell office:value-type="float" office:value="0.00130405">
                <text:p>0.00130405</text:p>
              </table:table-cell>
              <table:table-cell office:value-type="float" office:value="0.000395697">
                <text:p>0.000395697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486145">
                <text:p>0.0486145</text:p>
              </table:table-cell>
              <table:table-cell office:value-type="float" office:value="0.0101485">
                <text:p>0.0101485</text:p>
              </table:table-cell>
              <table:table-cell office:value-type="float" office:value="0.0101909">
                <text:p>0.0101909</text:p>
              </table:table-cell>
              <table:table-cell office:value-type="float" office:value="0.00325336">
                <text:p>0.00325336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377416">
                <text:p>0.377416</text:p>
              </table:table-cell>
              <table:table-cell office:value-type="float" office:value="0.0790696">
                <text:p>0.0790696</text:p>
              </table:table-cell>
              <table:table-cell office:value-type="float" office:value="0.0792189">
                <text:p>0.0792189</text:p>
              </table:table-cell>
              <table:table-cell office:value-type="float" office:value="0.0291118">
                <text:p>0.0291118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3.06821">
                <text:p>3.06821</text:p>
              </table:table-cell>
              <table:table-cell office:value-type="float" office:value="0.682959">
                <text:p>0.682959</text:p>
              </table:table-cell>
              <table:table-cell office:value-type="float" office:value="0.683271">
                <text:p>0.683271</text:p>
              </table:table-cell>
              <table:table-cell office:value-type="float" office:value="0.276923">
                <text:p>0.27692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509cm" svg:height="4.729cm" xlink:href=".." xlink:type="simple" chart:class="chart:bar" chart:style-name="ch1">
        <chart:legend chart:legend-position="end" svg:x="7.304cm" svg:y="1.424cm" style:legend-expansion="high" chart:style-name="ch2"/>
        <chart:plot-area chart:style-name="ch3" table:cell-range-address="opt_data.K58:opt_data.O66" chart:data-source-has-labels="both" svg:x="0.17cm" svg:y="0.094cm" svg:width="6.964cm" svg:height="4.541cm">
          <chartooo:coordinate-region svg:x="1.453cm" svg:y="0.268cm" svg:width="5.665cm" svg:height="3.773cm"/>
          <chart:axis chart:dimension="x" chart:name="primary-x" chart:style-name="ch4" chartooo:axis-type="auto">
            <chartooo:date-scale/>
            <chart:categories table:cell-range-address="opt_data.K59:opt_data.K6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pt_data.L59:opt_data.L66" chart:label-cell-address="opt_data.L58:opt_data.L58" chart:class="chart:bar">
            <chart:data-point chart:repeated="8"/>
          </chart:series>
          <chart:series chart:style-name="ch8" chart:values-cell-range-address="opt_data.M59:opt_data.M66" chart:label-cell-address="opt_data.M58:opt_data.M58" chart:class="chart:bar">
            <chart:data-point chart:repeated="8"/>
          </chart:series>
          <chart:series chart:style-name="ch9" chart:values-cell-range-address="opt_data.N59:opt_data.N66" chart:label-cell-address="opt_data.N58:opt_data.N58" chart:class="chart:bar">
            <chart:data-point chart:repeated="8"/>
          </chart:series>
          <chart:series chart:style-name="ch10" chart:values-cell-range-address="opt_data.O59:opt_data.O66" chart:label-cell-address="opt_data.O58:opt_data.O58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0</text:p>
                <draw:g>
                  <svg:desc>opt_data.L58:opt_data.L58</svg:desc>
                </draw:g>
              </table:table-cell>
              <table:table-cell office:value-type="string">
                <text:p>O1</text:p>
                <draw:g>
                  <svg:desc>opt_data.M58:opt_data.M58</svg:desc>
                </draw:g>
              </table:table-cell>
              <table:table-cell office:value-type="string">
                <text:p>O2</text:p>
                <draw:g>
                  <svg:desc>opt_data.N58:opt_data.N58</svg:desc>
                </draw:g>
              </table:table-cell>
              <table:table-cell office:value-type="string">
                <text:p>O3</text:p>
                <draw:g>
                  <svg:desc>opt_data.O58:opt_data.O58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opt_data.K59:opt_data.K66</svg:desc>
                </draw:g>
              </table:table-cell>
              <table:table-cell office:value-type="float" office:value="0.000048374">
                <text:p>0.000048374</text:p>
                <draw:g>
                  <svg:desc>opt_data.L59:opt_data.L66</svg:desc>
                </draw:g>
              </table:table-cell>
              <table:table-cell office:value-type="float" office:value="0.000038967">
                <text:p>0.000038967</text:p>
                <draw:g>
                  <svg:desc>opt_data.M59:opt_data.M66</svg:desc>
                </draw:g>
              </table:table-cell>
              <table:table-cell office:value-type="float" office:value="0.000047077">
                <text:p>0.000047077</text:p>
                <draw:g>
                  <svg:desc>opt_data.N59:opt_data.N66</svg:desc>
                </draw:g>
              </table:table-cell>
              <table:table-cell office:value-type="float" office:value="0.000066421">
                <text:p>0.000066421</text:p>
                <draw:g>
                  <svg:desc>opt_data.O59:opt_data.O66</svg:desc>
                </draw:g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0039716">
                <text:p>0.000039716</text:p>
              </table:table-cell>
              <table:table-cell office:value-type="float" office:value="0.000033409">
                <text:p>0.000033409</text:p>
              </table:table-cell>
              <table:table-cell office:value-type="float" office:value="0.000040509">
                <text:p>0.000040509</text:p>
              </table:table-cell>
              <table:table-cell office:value-type="float" office:value="0.00005415">
                <text:p>0.0000541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011917">
                <text:p>0.00011917</text:p>
              </table:table-cell>
              <table:table-cell office:value-type="float" office:value="0.000052228">
                <text:p>0.000052228</text:p>
              </table:table-cell>
              <table:table-cell office:value-type="float" office:value="0.000068541">
                <text:p>0.000068541</text:p>
              </table:table-cell>
              <table:table-cell office:value-type="float" office:value="0.000066075">
                <text:p>0.00006607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0538439">
                <text:p>0.000538439</text:p>
              </table:table-cell>
              <table:table-cell office:value-type="float" office:value="0.000230207">
                <text:p>0.000230207</text:p>
              </table:table-cell>
              <table:table-cell office:value-type="float" office:value="0.000113024">
                <text:p>0.000113024</text:p>
              </table:table-cell>
              <table:table-cell office:value-type="float" office:value="0.000106699">
                <text:p>0.00010669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389716">
                <text:p>0.00389716</text:p>
              </table:table-cell>
              <table:table-cell office:value-type="float" office:value="0.00128297">
                <text:p>0.00128297</text:p>
              </table:table-cell>
              <table:table-cell office:value-type="float" office:value="0.000580139">
                <text:p>0.000580139</text:p>
              </table:table-cell>
              <table:table-cell office:value-type="float" office:value="0.000450065">
                <text:p>0.00045006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305606">
                <text:p>0.0305606</text:p>
              </table:table-cell>
              <table:table-cell office:value-type="float" office:value="0.00904705">
                <text:p>0.00904705</text:p>
              </table:table-cell>
              <table:table-cell office:value-type="float" office:value="0.00492557">
                <text:p>0.00492557</text:p>
              </table:table-cell>
              <table:table-cell office:value-type="float" office:value="0.00283313">
                <text:p>0.00283313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200284">
                <text:p>0.200284</text:p>
              </table:table-cell>
              <table:table-cell office:value-type="float" office:value="0.0590518">
                <text:p>0.0590518</text:p>
              </table:table-cell>
              <table:table-cell office:value-type="float" office:value="0.0318543">
                <text:p>0.0318543</text:p>
              </table:table-cell>
              <table:table-cell office:value-type="float" office:value="0.0125191">
                <text:p>0.0125191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.35501">
                <text:p>1.35501</text:p>
              </table:table-cell>
              <table:table-cell office:value-type="float" office:value="0.38252">
                <text:p>0.38252</text:p>
              </table:table-cell>
              <table:table-cell office:value-type="float" office:value="0.237026">
                <text:p>0.237026</text:p>
              </table:table-cell>
              <table:table-cell office:value-type="float" office:value="0.105466">
                <text:p>0.10546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